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083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0.4646in"/>
    </style:style>
    <style:style style:name="co4" style:family="table-column">
      <style:table-column-properties fo:break-before="auto" style:column-width="0.7043in"/>
    </style:style>
    <style:style style:name="co5" style:family="table-column">
      <style:table-column-properties fo:break-before="auto" style:column-width="0.8244in"/>
    </style:style>
    <style:style style:name="co6" style:family="table-column">
      <style:table-column-properties fo:break-before="auto" style:column-width="1.0563in"/>
    </style:style>
    <style:style style:name="co7" style:family="table-column">
      <style:table-column-properties fo:break-before="auto" style:column-width="0.92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453in"/>
    </style:style>
    <style:style style:name="co10" style:family="table-column">
      <style:table-column-properties fo:break-before="auto" style:column-width="1.4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 style:data-style-name="N4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Corner">
      <style:table-cell-properties fo:border-bottom="none" fo:border-left="2.01pt solid #000000" fo:border-right="none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1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43" style:family="table-cell" style:parent-style-name="Pivot_20_Table_20_Corner">
      <style:table-cell-properties fo:border-bottom="none" fo:border-left="none" fo:border-right="0.99pt solid #000000" fo:border-top="none"/>
    </style:style>
    <style:style style:name="ce45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20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21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5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3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5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7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102" style:family="table-cell" style:parent-style-name="Pivot_20_Table_20_Value" style:data-style-name="N4">
      <style:table-cell-properties fo:border-bottom="none" fo:border-left="none" fo:border-right="0.99pt solid #000000" fo:border-top="0.99pt solid #000000"/>
    </style:style>
    <style:style style:name="ce103" style:family="table-cell" style:parent-style-name="Pivot_20_Table_20_Value" style:data-style-name="N4">
      <style:table-cell-properties fo:border-bottom="none" fo:border-left="none" fo:border-right="0.99pt solid #000000" fo:border-top="none"/>
    </style:style>
    <style:style style:name="ce104" style:family="table-cell" style:parent-style-name="Pivot_20_Table_20_Value" style:data-style-name="N4">
      <style:table-cell-properties fo:border-bottom="0.99pt solid #000000" fo:border-left="none" fo:border-right="0.99pt solid #000000" fo:border-top="none"/>
    </style:style>
    <style:style style:name="ce25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26" style:family="table-cell" style:parent-style-name="Pivot_20_Table_20_Value" style:data-style-name="N4"/>
    <style:style style:name="ce27" style:family="table-cell" style:parent-style-name="Pivot_20_Table_20_Value" style:data-style-name="N4">
      <style:table-cell-properties fo:border-bottom="0.99pt solid #000000" fo:border-left="none" fo:border-right="none" fo:border-top="none"/>
    </style:style>
    <style:style style:name="ce67" style:family="table-cell" style:parent-style-name="Pivot_20_Table_20_Category" style:data-style-name="N0"/>
    <style:style style:name="ce68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28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1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73" style:family="table-cell" style:parent-style-name="Pivot_20_Table_20_Corner">
      <style:table-cell-properties fo:border-bottom="none" fo:border-left="none" fo:border-right="none" fo:border-top="2.01pt solid #000000"/>
    </style:style>
    <style:style style:name="ce74" style:family="table-cell" style:parent-style-name="Pivot_20_Table_20_Value" style:data-style-name="N4">
      <style:table-cell-properties fo:border-bottom="2.01pt solid #000000" fo:border-left="none" fo:border-right="0.99pt solid #000000" fo:border-top="none"/>
    </style:style>
    <style:style style:name="ce105" style:family="table-cell" style:parent-style-name="Pivot_20_Table_20_Value" style:data-style-name="N4">
      <style:table-cell-properties fo:border-bottom="2.01pt solid #000000" fo:border-left="none" fo:border-right="0.99pt solid #000000" fo:border-top="none"/>
    </style:style>
    <style:style style:name="ce1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80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8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82" style:family="table-cell" style:parent-style-name="Pivot_20_Table_20_Value" style:data-style-name="N0"/>
    <style:style style:name="ce8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84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85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8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87" style:family="table-cell" style:parent-style-name="Pivot_20_Table_20_Category" style:data-style-name="N0">
      <style:table-cell-properties fo:border-bottom="none" fo:border-left="none" fo:border-right="2.01pt solid #000000" fo:border-top="none"/>
    </style:style>
    <style:style style:name="ce8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8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9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9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92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xecuto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w Size</text:p>
          </table:table-cell>
          <table:table-cell office:value-type="string" calcext:value-type="string">
            <text:p># of request</text:p>
          </table:table-cell>
          <table:table-cell office:value-type="string" calcext:value-type="string">
            <text:p>I/O Size (Bytes)</text:p>
          </table:table-cell>
          <table:table-cell office:value-type="string" calcext:value-type="string">
            <text:p>I/O Size (MB)</text:p>
          </table:table-cell>
          <table:table-cell office:value-type="string" calcext:value-type="string">
            <text:p>Total Time (s)</text:p>
          </table:table-cell>
        </table:table-row>
        <table:table-row table:style-name="ro1">
          <table:table-cell office:value-type="string" calcext:value-type="string">
            <text:p>Wed Jun <text:s/>1 12:57:02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F2]/1024/1024" office:value-type="float" office:value="32" calcext:value-type="float">
            <text:p>32.00</text:p>
          </table:table-cell>
          <table:table-cell office:value-type="float" office:value="74.8054" calcext:value-type="float">
            <text:p>74.81</text:p>
          </table:table-cell>
        </table:table-row>
        <table:table-row table:style-name="ro1">
          <table:table-cell office:value-type="string" calcext:value-type="string">
            <text:p>Wed Jun <text:s/>1 12:58:20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34119424" calcext:value-type="float">
            <text:p>134119424</text:p>
          </table:table-cell>
          <table:table-cell table:formula="of:=[.F3]/1024/1024" office:value-type="float" office:value="127.90625" calcext:value-type="float">
            <text:p>127.91</text:p>
          </table:table-cell>
          <table:table-cell office:value-type="float" office:value="26.2251" calcext:value-type="float">
            <text:p>26.23</text:p>
          </table:table-cell>
        </table:table-row>
        <table:table-row table:style-name="ro1">
          <table:table-cell office:value-type="string" calcext:value-type="string">
            <text:p>Wed Jun <text:s/>1 12:58:53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F4]/1024/1024" office:value-type="float" office:value="128" calcext:value-type="float">
            <text:p>128.00</text:p>
          </table:table-cell>
          <table:table-cell office:value-type="float" office:value="5.28232" calcext:value-type="float">
            <text:p>5.28</text:p>
          </table:table-cell>
        </table:table-row>
        <table:table-row table:style-name="ro1">
          <table:table-cell office:value-type="string" calcext:value-type="string">
            <text:p>Wed Jun <text:s/>1 12:59:11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4294837248" calcext:value-type="float">
            <text:p>4294837248</text:p>
          </table:table-cell>
          <table:table-cell table:formula="of:=[.F5]/1024/1024" office:value-type="float" office:value="4095.8759765625" calcext:value-type="float">
            <text:p>4,095.88</text:p>
          </table:table-cell>
          <table:table-cell office:value-type="float" office:value="630.677" calcext:value-type="float">
            <text:p>630.68</text:p>
          </table:table-cell>
        </table:table-row>
        <table:table-row table:style-name="ro1">
          <table:table-cell office:value-type="string" calcext:value-type="string">
            <text:p>Wed Jun <text:s/>1 13:09:45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F6]/1024/1024" office:value-type="float" office:value="64" calcext:value-type="float">
            <text:p>64.00</text:p>
          </table:table-cell>
          <table:table-cell office:value-type="float" office:value="4.94217" calcext:value-type="float">
            <text:p>4.94</text:p>
          </table:table-cell>
        </table:table-row>
        <table:table-row table:style-name="ro1">
          <table:table-cell office:value-type="string" calcext:value-type="string">
            <text:p>Wed Jun <text:s/>1 13:10:03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7]/1024/1024" office:value-type="float" office:value="32" calcext:value-type="float">
            <text:p>32.00</text:p>
          </table:table-cell>
          <table:table-cell office:value-type="float" office:value="3.90325" calcext:value-type="float">
            <text:p>3.90</text:p>
          </table:table-cell>
        </table:table-row>
        <table:table-row table:style-name="ro1">
          <table:table-cell office:value-type="string" calcext:value-type="string">
            <text:p>Wed Jun <text:s/>1 13:10:21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F8]/1024/1024" office:value-type="float" office:value="64" calcext:value-type="float">
            <text:p>64.00</text:p>
          </table:table-cell>
          <table:table-cell office:value-type="float" office:value="4.26194" calcext:value-type="float">
            <text:p>4.26</text:p>
          </table:table-cell>
        </table:table-row>
        <table:table-row table:style-name="ro1">
          <table:table-cell office:value-type="string" calcext:value-type="string">
            <text:p>Wed Jun <text:s/>1 13:10:39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table:formula="of:=[.F9]/1024/1024" office:value-type="float" office:value="32" calcext:value-type="float">
            <text:p>32.00</text:p>
          </table:table-cell>
          <table:table-cell office:value-type="float" office:value="3.94031" calcext:value-type="float">
            <text:p>3.94</text:p>
          </table:table-cell>
        </table:table-row>
        <table:table-row table:style-name="ro1">
          <table:table-cell office:value-type="string" calcext:value-type="string">
            <text:p>Wed Jun <text:s/>1 13:10:57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F10]/1024/1024" office:value-type="float" office:value="128" calcext:value-type="float">
            <text:p>128.00</text:p>
          </table:table-cell>
          <table:table-cell office:value-type="float" office:value="5.10156" calcext:value-type="float">
            <text:p>5.10</text:p>
          </table:table-cell>
        </table:table-row>
        <table:table-row table:style-name="ro1">
          <table:table-cell office:value-type="string" calcext:value-type="string">
            <text:p>Wed Jun <text:s/>1 13:11:15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11]/1024/1024" office:value-type="float" office:value="32" calcext:value-type="float">
            <text:p>32.00</text:p>
          </table:table-cell>
          <table:table-cell office:value-type="float" office:value="4.30012" calcext:value-type="float">
            <text:p>4.30</text:p>
          </table:table-cell>
        </table:table-row>
        <table:table-row table:style-name="ro1">
          <table:table-cell office:value-type="string" calcext:value-type="string">
            <text:p>Wed Jun <text:s/>1 13:11:33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68320768" calcext:value-type="float">
            <text:p>268320768</text:p>
          </table:table-cell>
          <table:table-cell table:formula="of:=[.F12]/1024/1024" office:value-type="float" office:value="255.890625" calcext:value-type="float">
            <text:p>255.89</text:p>
          </table:table-cell>
          <table:table-cell office:value-type="float" office:value="53.9891" calcext:value-type="float">
            <text:p>53.99</text:p>
          </table:table-cell>
        </table:table-row>
        <table:table-row table:style-name="ro1">
          <table:table-cell office:value-type="string" calcext:value-type="string">
            <text:p>Wed Jun <text:s/>1 13:12:37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F13]/1024/1024" office:value-type="float" office:value="32" calcext:value-type="float">
            <text:p>32.00</text:p>
          </table:table-cell>
          <table:table-cell office:value-type="float" office:value="104.661" calcext:value-type="float">
            <text:p>104.66</text:p>
          </table:table-cell>
        </table:table-row>
        <table:table-row table:style-name="ro1">
          <table:table-cell office:value-type="string" calcext:value-type="string">
            <text:p>Wed Jun <text:s/>1 13:14:25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14]/1024/1024" office:value-type="float" office:value="32" calcext:value-type="float">
            <text:p>32.00</text:p>
          </table:table-cell>
          <table:table-cell office:value-type="float" office:value="4.68648" calcext:value-type="float">
            <text:p>4.69</text:p>
          </table:table-cell>
        </table:table-row>
        <table:table-row table:style-name="ro1">
          <table:table-cell office:value-type="string" calcext:value-type="string">
            <text:p>Wed Jun <text:s/>1 13:14:43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34119424" calcext:value-type="float">
            <text:p>134119424</text:p>
          </table:table-cell>
          <table:table-cell table:formula="of:=[.F15]/1024/1024" office:value-type="float" office:value="127.90625" calcext:value-type="float">
            <text:p>127.91</text:p>
          </table:table-cell>
          <table:table-cell office:value-type="float" office:value="29.9415" calcext:value-type="float">
            <text:p>29.94</text:p>
          </table:table-cell>
        </table:table-row>
        <table:table-row table:style-name="ro1">
          <table:table-cell office:value-type="string" calcext:value-type="string">
            <text:p>Wed Jun <text:s/>1 13:15:16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1073614848" calcext:value-type="float">
            <text:p>1073614848</text:p>
          </table:table-cell>
          <table:table-cell table:formula="of:=[.F16]/1024/1024" office:value-type="float" office:value="1023.87890625" calcext:value-type="float">
            <text:p>1,023.88</text:p>
          </table:table-cell>
          <table:table-cell office:value-type="float" office:value="229.922" calcext:value-type="float">
            <text:p>229.92</text:p>
          </table:table-cell>
        </table:table-row>
        <table:table-row table:style-name="ro1">
          <table:table-cell office:value-type="string" calcext:value-type="string">
            <text:p>Wed Jun <text:s/>1 13:19:19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table:formula="of:=[.F17]/1024/1024" office:value-type="float" office:value="32" calcext:value-type="float">
            <text:p>32.00</text:p>
          </table:table-cell>
          <table:table-cell office:value-type="float" office:value="3.86062" calcext:value-type="float">
            <text:p>3.86</text:p>
          </table:table-cell>
        </table:table-row>
        <table:table-row table:style-name="ro1">
          <table:table-cell office:value-type="string" calcext:value-type="string">
            <text:p>Wed Jun <text:s/>1 13:19:37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F18]/1024/1024" office:value-type="float" office:value="64" calcext:value-type="float">
            <text:p>64.00</text:p>
          </table:table-cell>
          <table:table-cell office:value-type="float" office:value="4.90057" calcext:value-type="float">
            <text:p>4.90</text:p>
          </table:table-cell>
        </table:table-row>
        <table:table-row table:style-name="ro1">
          <table:table-cell office:value-type="string" calcext:value-type="string">
            <text:p>Wed Jun <text:s/>1 13:19:55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68320768" calcext:value-type="float">
            <text:p>268320768</text:p>
          </table:table-cell>
          <table:table-cell table:formula="of:=[.F19]/1024/1024" office:value-type="float" office:value="255.890625" calcext:value-type="float">
            <text:p>255.89</text:p>
          </table:table-cell>
          <table:table-cell office:value-type="float" office:value="62.9017" calcext:value-type="float">
            <text:p>62.90</text:p>
          </table:table-cell>
        </table:table-row>
        <table:table-row table:style-name="ro1">
          <table:table-cell office:value-type="string" calcext:value-type="string">
            <text:p>Wed Jun <text:s/>1 13:21:13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F20]/1024/1024" office:value-type="float" office:value="32" calcext:value-type="float">
            <text:p>32.00</text:p>
          </table:table-cell>
          <table:table-cell office:value-type="float" office:value="20.1377" calcext:value-type="float">
            <text:p>20.14</text:p>
          </table:table-cell>
        </table:table-row>
        <table:table-row table:style-name="ro1">
          <table:table-cell office:value-type="string" calcext:value-type="string">
            <text:p>Wed Jun <text:s/>1 13:21:46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F21]/1024/1024" office:value-type="float" office:value="32" calcext:value-type="float">
            <text:p>32.00</text:p>
          </table:table-cell>
          <table:table-cell office:value-type="float" office:value="9.42317" calcext:value-type="float">
            <text:p>9.42</text:p>
          </table:table-cell>
        </table:table-row>
        <table:table-row table:style-name="ro1">
          <table:table-cell office:value-type="string" calcext:value-type="string">
            <text:p>Wed Jun <text:s/>1 13:22:05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67043328" calcext:value-type="float">
            <text:p>67043328</text:p>
          </table:table-cell>
          <table:table-cell table:formula="of:=[.F22]/1024/1024" office:value-type="float" office:value="63.9375" calcext:value-type="float">
            <text:p>63.94</text:p>
          </table:table-cell>
          <table:table-cell office:value-type="float" office:value="10.1404" calcext:value-type="float">
            <text:p>10.14</text:p>
          </table:table-cell>
        </table:table-row>
        <table:table-row table:style-name="ro1">
          <table:table-cell office:value-type="string" calcext:value-type="string">
            <text:p>Wed Jun <text:s/>1 13:22:23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table:formula="of:=[.F23]/1024/1024" office:value-type="float" office:value="32" calcext:value-type="float">
            <text:p>32.00</text:p>
          </table:table-cell>
          <table:table-cell office:value-type="float" office:value="3.89774" calcext:value-type="float">
            <text:p>3.90</text:p>
          </table:table-cell>
        </table:table-row>
        <table:table-row table:style-name="ro1">
          <table:table-cell office:value-type="string" calcext:value-type="string">
            <text:p>Wed Jun <text:s/>1 13:22:41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1073614848" calcext:value-type="float">
            <text:p>1073614848</text:p>
          </table:table-cell>
          <table:table-cell table:formula="of:=[.F24]/1024/1024" office:value-type="float" office:value="1023.87890625" calcext:value-type="float">
            <text:p>1,023.88</text:p>
          </table:table-cell>
          <table:table-cell office:value-type="float" office:value="137.671" calcext:value-type="float">
            <text:p>137.67</text:p>
          </table:table-cell>
        </table:table-row>
        <table:table-row table:style-name="ro1">
          <table:table-cell office:value-type="string" calcext:value-type="string">
            <text:p>Wed Jun <text:s/>1 13:25:14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67043328" calcext:value-type="float">
            <text:p>67043328</text:p>
          </table:table-cell>
          <table:table-cell table:formula="of:=[.F25]/1024/1024" office:value-type="float" office:value="63.9375" calcext:value-type="float">
            <text:p>63.94</text:p>
          </table:table-cell>
          <table:table-cell office:value-type="float" office:value="20.7882" calcext:value-type="float">
            <text:p>20.79</text:p>
          </table:table-cell>
        </table:table-row>
        <table:table-row table:style-name="ro1">
          <table:table-cell office:value-type="string" calcext:value-type="string">
            <text:p>Wed Jun <text:s/>1 13:25:47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F26]/1024/1024" office:value-type="float" office:value="32" calcext:value-type="float">
            <text:p>32.00</text:p>
          </table:table-cell>
          <table:table-cell office:value-type="float" office:value="10.0235" calcext:value-type="float">
            <text:p>10.02</text:p>
          </table:table-cell>
        </table:table-row>
        <table:table-row table:style-name="ro1">
          <table:table-cell office:value-type="string" calcext:value-type="string">
            <text:p>Wed Jun <text:s/>1 13:26:05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F27]/1024/1024" office:value-type="float" office:value="32" calcext:value-type="float">
            <text:p>32.00</text:p>
          </table:table-cell>
          <table:table-cell office:value-type="float" office:value="286.147" calcext:value-type="float">
            <text:p>286.15</text:p>
          </table:table-cell>
        </table:table-row>
        <table:table-row table:style-name="ro1">
          <table:table-cell office:value-type="string" calcext:value-type="string">
            <text:p>Wed Jun <text:s/>1 13:30:53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2147354624" calcext:value-type="float">
            <text:p>2147354624</text:p>
          </table:table-cell>
          <table:table-cell table:formula="of:=[.F28]/1024/1024" office:value-type="float" office:value="2047.876953125" calcext:value-type="float">
            <text:p>2,047.88</text:p>
          </table:table-cell>
          <table:table-cell office:value-type="float" office:value="282.026" calcext:value-type="float">
            <text:p>282.03</text:p>
          </table:table-cell>
        </table:table-row>
        <table:table-row table:style-name="ro1">
          <table:table-cell office:value-type="string" calcext:value-type="string">
            <text:p>Wed Jun <text:s/>1 13:35:42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table:formula="of:=[.F29]/1024/1024" office:value-type="float" office:value="32" calcext:value-type="float">
            <text:p>32.00</text:p>
          </table:table-cell>
          <table:table-cell office:value-type="float" office:value="49.5249" calcext:value-type="float">
            <text:p>49.52</text:p>
          </table:table-cell>
        </table:table-row>
        <table:table-row table:style-name="ro1">
          <table:table-cell office:value-type="string" calcext:value-type="string">
            <text:p>Wed Jun <text:s/>1 13:36:45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table:formula="of:=[.F30]/1024/1024" office:value-type="float" office:value="32" calcext:value-type="float">
            <text:p>32.00</text:p>
          </table:table-cell>
          <table:table-cell office:value-type="float" office:value="3.76175" calcext:value-type="float">
            <text:p>3.76</text:p>
          </table:table-cell>
        </table:table-row>
        <table:table-row table:style-name="ro1">
          <table:table-cell office:value-type="string" calcext:value-type="string">
            <text:p>Wed Jun <text:s/>1 13:37:03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table:formula="of:=[.F31]/1024/1024" office:value-type="float" office:value="32" calcext:value-type="float">
            <text:p>32.00</text:p>
          </table:table-cell>
          <table:table-cell office:value-type="float" office:value="14.1177" calcext:value-type="float">
            <text:p>14.12</text:p>
          </table:table-cell>
        </table:table-row>
        <table:table-row table:style-name="ro1">
          <table:table-cell office:value-type="string" calcext:value-type="string">
            <text:p>Wed Jun <text:s/>1 13:37:21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F32]/1024/1024" office:value-type="float" office:value="32" calcext:value-type="float">
            <text:p>32.00</text:p>
          </table:table-cell>
          <table:table-cell office:value-type="float" office:value="4.43179" calcext:value-type="float">
            <text:p>4.43</text:p>
          </table:table-cell>
        </table:table-row>
        <table:table-row table:style-name="ro1">
          <table:table-cell office:value-type="string" calcext:value-type="string">
            <text:p>Wed Jun <text:s/>1 13:37:39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33]/1024/1024" office:value-type="float" office:value="32" calcext:value-type="float">
            <text:p>32.00</text:p>
          </table:table-cell>
          <table:table-cell office:value-type="float" office:value="3.44042" calcext:value-type="float">
            <text:p>3.44</text:p>
          </table:table-cell>
        </table:table-row>
        <table:table-row table:style-name="ro1">
          <table:table-cell office:value-type="string" calcext:value-type="string">
            <text:p>Wed Jun <text:s/>1 13:37:57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table:formula="of:=[.F34]/1024/1024" office:value-type="float" office:value="32" calcext:value-type="float">
            <text:p>32.00</text:p>
          </table:table-cell>
          <table:table-cell office:value-type="float" office:value="3.75392" calcext:value-type="float">
            <text:p>3.75</text:p>
          </table:table-cell>
        </table:table-row>
        <table:table-row table:style-name="ro1">
          <table:table-cell office:value-type="string" calcext:value-type="string">
            <text:p>Wed Jun <text:s/>1 13:38:15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table:formula="of:=[.F35]/1024/1024" office:value-type="float" office:value="32" calcext:value-type="float">
            <text:p>32.00</text:p>
          </table:table-cell>
          <table:table-cell office:value-type="float" office:value="54.7897" calcext:value-type="float">
            <text:p>54.79</text:p>
          </table:table-cell>
        </table:table-row>
        <table:table-row table:style-name="ro1">
          <table:table-cell office:value-type="string" calcext:value-type="string">
            <text:p>Wed Jun <text:s/>1 13:39:18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F36]/1024/1024" office:value-type="float" office:value="128" calcext:value-type="float">
            <text:p>128.00</text:p>
          </table:table-cell>
          <table:table-cell office:value-type="float" office:value="5.4272" calcext:value-type="float">
            <text:p>5.43</text:p>
          </table:table-cell>
        </table:table-row>
        <table:table-row table:style-name="ro1">
          <table:table-cell office:value-type="string" calcext:value-type="string">
            <text:p>Wed Jun <text:s/>1 13:39:36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37]/1024/1024" office:value-type="float" office:value="32" calcext:value-type="float">
            <text:p>32.00</text:p>
          </table:table-cell>
          <table:table-cell office:value-type="float" office:value="3.92756" calcext:value-type="float">
            <text:p>3.93</text:p>
          </table:table-cell>
        </table:table-row>
        <table:table-row table:style-name="ro1">
          <table:table-cell office:value-type="string" calcext:value-type="string">
            <text:p>Wed Jun <text:s/>1 13:39:54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3554432" calcext:value-type="float">
            <text:p>33554432</text:p>
          </table:table-cell>
          <table:table-cell table:formula="of:=[.F38]/1024/1024" office:value-type="float" office:value="32" calcext:value-type="float">
            <text:p>32.00</text:p>
          </table:table-cell>
          <table:table-cell office:value-type="float" office:value="3.80682" calcext:value-type="float">
            <text:p>3.81</text:p>
          </table:table-cell>
        </table:table-row>
        <table:table-row table:style-name="ro1">
          <table:table-cell office:value-type="string" calcext:value-type="string">
            <text:p>Wed Jun <text:s/>1 13:40:13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39]/1024/1024" office:value-type="float" office:value="32" calcext:value-type="float">
            <text:p>32.00</text:p>
          </table:table-cell>
          <table:table-cell office:value-type="float" office:value="4.06402" calcext:value-type="float">
            <text:p>4.06</text:p>
          </table:table-cell>
        </table:table-row>
        <table:table-row table:style-name="ro1">
          <table:table-cell office:value-type="string" calcext:value-type="string">
            <text:p>Wed Jun <text:s/>1 13:40:31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F40]/1024/1024" office:value-type="float" office:value="64" calcext:value-type="float">
            <text:p>64.00</text:p>
          </table:table-cell>
          <table:table-cell office:value-type="float" office:value="5.35131" calcext:value-type="float">
            <text:p>5.35</text:p>
          </table:table-cell>
        </table:table-row>
        <table:table-row table:style-name="ro1">
          <table:table-cell office:value-type="string" calcext:value-type="string">
            <text:p>Wed Jun <text:s/>1 13:40:49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table:formula="of:=[.F41]/1024/1024" office:value-type="float" office:value="32" calcext:value-type="float">
            <text:p>32.00</text:p>
          </table:table-cell>
          <table:table-cell office:value-type="float" office:value="12.3588" calcext:value-type="float">
            <text:p>12.36</text:p>
          </table:table-cell>
        </table:table-row>
        <table:table-row table:style-name="ro1">
          <table:table-cell office:value-type="string" calcext:value-type="string">
            <text:p>Wed Jun <text:s/>1 13:41:07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F42]/1024/1024" office:value-type="float" office:value="128" calcext:value-type="float">
            <text:p>128.00</text:p>
          </table:table-cell>
          <table:table-cell office:value-type="float" office:value="5.15567" calcext:value-type="float">
            <text:p>5.16</text:p>
          </table:table-cell>
        </table:table-row>
        <table:table-row table:style-name="ro1">
          <table:table-cell office:value-type="string" calcext:value-type="string">
            <text:p>Wed Jun <text:s/>1 13:41:25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67043328" calcext:value-type="float">
            <text:p>67043328</text:p>
          </table:table-cell>
          <table:table-cell table:formula="of:=[.F43]/1024/1024" office:value-type="float" office:value="63.9375" calcext:value-type="float">
            <text:p>63.94</text:p>
          </table:table-cell>
          <table:table-cell office:value-type="float" office:value="19.3024" calcext:value-type="float">
            <text:p>19.30</text:p>
          </table:table-cell>
        </table:table-row>
        <table:table-row table:style-name="ro1">
          <table:table-cell office:value-type="string" calcext:value-type="string">
            <text:p>Wed Jun <text:s/>1 13:41:58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table:formula="of:=[.F44]/1024/1024" office:value-type="float" office:value="32" calcext:value-type="float">
            <text:p>32.00</text:p>
          </table:table-cell>
          <table:table-cell office:value-type="float" office:value="11.5333" calcext:value-type="float">
            <text:p>11.53</text:p>
          </table:table-cell>
        </table:table-row>
        <table:table-row table:style-name="ro1">
          <table:table-cell office:value-type="string" calcext:value-type="string">
            <text:p>Wed Jun <text:s/>1 13:42:16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1073614848" calcext:value-type="float">
            <text:p>1073614848</text:p>
          </table:table-cell>
          <table:table-cell table:formula="of:=[.F45]/1024/1024" office:value-type="float" office:value="1023.87890625" calcext:value-type="float">
            <text:p>1,023.88</text:p>
          </table:table-cell>
          <table:table-cell office:value-type="float" office:value="209.286" calcext:value-type="float">
            <text:p>209.29</text:p>
          </table:table-cell>
        </table:table-row>
        <table:table-row table:style-name="ro1">
          <table:table-cell office:value-type="string" calcext:value-type="string">
            <text:p>Wed Jun <text:s/>1 13:45:49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F46]/1024/1024" office:value-type="float" office:value="128" calcext:value-type="float">
            <text:p>128.00</text:p>
          </table:table-cell>
          <table:table-cell office:value-type="float" office:value="5.05031" calcext:value-type="float">
            <text:p>5.05</text:p>
          </table:table-cell>
        </table:table-row>
        <table:table-row table:style-name="ro1">
          <table:table-cell office:value-type="string" calcext:value-type="string">
            <text:p>Wed Jun <text:s/>1 13:46:07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68320768" calcext:value-type="float">
            <text:p>268320768</text:p>
          </table:table-cell>
          <table:table-cell table:formula="of:=[.F47]/1024/1024" office:value-type="float" office:value="255.890625" calcext:value-type="float">
            <text:p>255.89</text:p>
          </table:table-cell>
          <table:table-cell office:value-type="float" office:value="58.8918" calcext:value-type="float">
            <text:p>58.89</text:p>
          </table:table-cell>
        </table:table-row>
        <table:table-row table:style-name="ro1">
          <table:table-cell office:value-type="string" calcext:value-type="string">
            <text:p>Wed Jun <text:s/>1 13:47:10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F48]/1024/1024" office:value-type="float" office:value="64" calcext:value-type="float">
            <text:p>64.00</text:p>
          </table:table-cell>
          <table:table-cell office:value-type="float" office:value="4.78845" calcext:value-type="float">
            <text:p>4.79</text:p>
          </table:table-cell>
        </table:table-row>
        <table:table-row table:style-name="ro1">
          <table:table-cell office:value-type="string" calcext:value-type="string">
            <text:p>Wed Jun <text:s/>1 13:47:29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67043328" calcext:value-type="float">
            <text:p>67043328</text:p>
          </table:table-cell>
          <table:table-cell table:formula="of:=[.F49]/1024/1024" office:value-type="float" office:value="63.9375" calcext:value-type="float">
            <text:p>63.94</text:p>
          </table:table-cell>
          <table:table-cell office:value-type="float" office:value="19.6334" calcext:value-type="float">
            <text:p>19.63</text:p>
          </table:table-cell>
        </table:table-row>
        <table:table-row table:style-name="ro1">
          <table:table-cell office:value-type="string" calcext:value-type="string">
            <text:p>Wed Jun <text:s/>1 13:48:02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50]/1024/1024" office:value-type="float" office:value="32" calcext:value-type="float">
            <text:p>32.00</text:p>
          </table:table-cell>
          <table:table-cell office:value-type="float" office:value="4.19115" calcext:value-type="float">
            <text:p>4.19</text:p>
          </table:table-cell>
        </table:table-row>
        <table:table-row table:style-name="ro1">
          <table:table-cell office:value-type="string" calcext:value-type="string">
            <text:p>Wed Jun <text:s/>1 13:48:20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51]/1024/1024" office:value-type="float" office:value="32" calcext:value-type="float">
            <text:p>32.00</text:p>
          </table:table-cell>
          <table:table-cell office:value-type="float" office:value="4.08456" calcext:value-type="float">
            <text:p>4.08</text:p>
          </table:table-cell>
        </table:table-row>
        <table:table-row table:style-name="ro1">
          <table:table-cell office:value-type="string" calcext:value-type="string">
            <text:p>Wed Jun <text:s/>1 13:48:38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F52]/1024/1024" office:value-type="float" office:value="32" calcext:value-type="float">
            <text:p>32.00</text:p>
          </table:table-cell>
          <table:table-cell office:value-type="float" office:value="55.3993" calcext:value-type="float">
            <text:p>55.40</text:p>
          </table:table-cell>
        </table:table-row>
        <table:table-row table:style-name="ro1">
          <table:table-cell office:value-type="string" calcext:value-type="string">
            <text:p>Wed Jun <text:s/>1 13:49:41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F53]/1024/1024" office:value-type="float" office:value="64" calcext:value-type="float">
            <text:p>64.00</text:p>
          </table:table-cell>
          <table:table-cell office:value-type="float" office:value="5.05388" calcext:value-type="float">
            <text:p>5.05</text:p>
          </table:table-cell>
        </table:table-row>
        <table:table-row table:style-name="ro1">
          <table:table-cell office:value-type="string" calcext:value-type="string">
            <text:p>Wed Jun <text:s/>1 13:49:59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2147354624" calcext:value-type="float">
            <text:p>2147354624</text:p>
          </table:table-cell>
          <table:table-cell table:formula="of:=[.F54]/1024/1024" office:value-type="float" office:value="2047.876953125" calcext:value-type="float">
            <text:p>2,047.88</text:p>
          </table:table-cell>
          <table:table-cell office:value-type="float" office:value="341.757" calcext:value-type="float">
            <text:p>341.76</text:p>
          </table:table-cell>
        </table:table-row>
        <table:table-row table:style-name="ro1">
          <table:table-cell office:value-type="string" calcext:value-type="string">
            <text:p>Wed Jun <text:s/>1 13:55:47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536748032" calcext:value-type="float">
            <text:p>536748032</text:p>
          </table:table-cell>
          <table:table-cell table:formula="of:=[.F55]/1024/1024" office:value-type="float" office:value="511.8828125" calcext:value-type="float">
            <text:p>511.88</text:p>
          </table:table-cell>
          <table:table-cell office:value-type="float" office:value="97.1156" calcext:value-type="float">
            <text:p>97.12</text:p>
          </table:table-cell>
        </table:table-row>
        <table:table-row table:style-name="ro1">
          <table:table-cell office:value-type="string" calcext:value-type="string">
            <text:p>Wed Jun <text:s/>1 13:57:35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56]/1024/1024" office:value-type="float" office:value="32" calcext:value-type="float">
            <text:p>32.00</text:p>
          </table:table-cell>
          <table:table-cell office:value-type="float" office:value="3.66115" calcext:value-type="float">
            <text:p>3.66</text:p>
          </table:table-cell>
        </table:table-row>
        <table:table-row table:style-name="ro1">
          <table:table-cell office:value-type="string" calcext:value-type="string">
            <text:p>Wed Jun <text:s/>1 13:57:54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57]/1024/1024" office:value-type="float" office:value="32" calcext:value-type="float">
            <text:p>32.00</text:p>
          </table:table-cell>
          <table:table-cell office:value-type="float" office:value="5.04331" calcext:value-type="float">
            <text:p>5.04</text:p>
          </table:table-cell>
        </table:table-row>
        <table:table-row table:style-name="ro1">
          <table:table-cell office:value-type="string" calcext:value-type="string">
            <text:p>Wed Jun <text:s/>1 13:58:12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F58]/1024/1024" office:value-type="float" office:value="128" calcext:value-type="float">
            <text:p>128.00</text:p>
          </table:table-cell>
          <table:table-cell office:value-type="float" office:value="5.62914" calcext:value-type="float">
            <text:p>5.63</text:p>
          </table:table-cell>
        </table:table-row>
        <table:table-row table:style-name="ro1">
          <table:table-cell office:value-type="string" calcext:value-type="string">
            <text:p>Wed Jun <text:s/>1 13:58:30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1073614848" calcext:value-type="float">
            <text:p>1073614848</text:p>
          </table:table-cell>
          <table:table-cell table:formula="of:=[.F59]/1024/1024" office:value-type="float" office:value="1023.87890625" calcext:value-type="float">
            <text:p>1,023.88</text:p>
          </table:table-cell>
          <table:table-cell office:value-type="float" office:value="192.48" calcext:value-type="float">
            <text:p>192.48</text:p>
          </table:table-cell>
        </table:table-row>
        <table:table-row table:style-name="ro1">
          <table:table-cell office:value-type="string" calcext:value-type="string">
            <text:p>Wed Jun <text:s/>1 14:01:48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table:formula="of:=[.F60]/1024/1024" office:value-type="float" office:value="32" calcext:value-type="float">
            <text:p>32.00</text:p>
          </table:table-cell>
          <table:table-cell office:value-type="float" office:value="3.88363" calcext:value-type="float">
            <text:p>3.88</text:p>
          </table:table-cell>
        </table:table-row>
        <table:table-row table:style-name="ro1">
          <table:table-cell office:value-type="string" calcext:value-type="string">
            <text:p>Wed Jun <text:s/>1 14:02:06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F61]/1024/1024" office:value-type="float" office:value="32" calcext:value-type="float">
            <text:p>32.00</text:p>
          </table:table-cell>
          <table:table-cell office:value-type="float" office:value="528.334" calcext:value-type="float">
            <text:p>528.33</text:p>
          </table:table-cell>
        </table:table-row>
        <table:table-row table:style-name="ro1">
          <table:table-cell office:value-type="string" calcext:value-type="string">
            <text:p>Wed Jun <text:s/>1 14:11:10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F62]/1024/1024" office:value-type="float" office:value="128" calcext:value-type="float">
            <text:p>128.00</text:p>
          </table:table-cell>
          <table:table-cell office:value-type="float" office:value="5.62551" calcext:value-type="float">
            <text:p>5.63</text:p>
          </table:table-cell>
        </table:table-row>
        <table:table-row table:style-name="ro1">
          <table:table-cell office:value-type="string" calcext:value-type="string">
            <text:p>Wed Jun <text:s/>1 14:11:28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63]/1024/1024" office:value-type="float" office:value="32" calcext:value-type="float">
            <text:p>32.00</text:p>
          </table:table-cell>
          <table:table-cell office:value-type="float" office:value="3.73563" calcext:value-type="float">
            <text:p>3.74</text:p>
          </table:table-cell>
        </table:table-row>
        <table:table-row table:style-name="ro1">
          <table:table-cell office:value-type="string" calcext:value-type="string">
            <text:p>Wed Jun <text:s/>1 14:11:46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table:formula="of:=[.F64]/1024/1024" office:value-type="float" office:value="32" calcext:value-type="float">
            <text:p>32.00</text:p>
          </table:table-cell>
          <table:table-cell office:value-type="float" office:value="4.04279" calcext:value-type="float">
            <text:p>4.04</text:p>
          </table:table-cell>
        </table:table-row>
        <table:table-row table:style-name="ro1">
          <table:table-cell office:value-type="string" calcext:value-type="string">
            <text:p>Wed Jun <text:s/>1 14:12:04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table:formula="of:=[.F65]/1024/1024" office:value-type="float" office:value="32" calcext:value-type="float">
            <text:p>32.00</text:p>
          </table:table-cell>
          <table:table-cell office:value-type="float" office:value="4.02619" calcext:value-type="float">
            <text:p>4.03</text:p>
          </table:table-cell>
        </table:table-row>
        <table:table-row table:style-name="ro1">
          <table:table-cell office:value-type="string" calcext:value-type="string">
            <text:p>Wed Jun <text:s/>1 14:12:22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F66]/1024/1024" office:value-type="float" office:value="32" calcext:value-type="float">
            <text:p>32.00</text:p>
          </table:table-cell>
          <table:table-cell office:value-type="float" office:value="73.0216" calcext:value-type="float">
            <text:p>73.02</text:p>
          </table:table-cell>
        </table:table-row>
        <table:table-row table:style-name="ro1">
          <table:table-cell office:value-type="string" calcext:value-type="string">
            <text:p>Wed Jun <text:s/>1 14:13:40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3554432" calcext:value-type="float">
            <text:p>33554432</text:p>
          </table:table-cell>
          <table:table-cell table:formula="of:=[.F67]/1024/1024" office:value-type="float" office:value="32" calcext:value-type="float">
            <text:p>32.00</text:p>
          </table:table-cell>
          <table:table-cell office:value-type="float" office:value="3.72511" calcext:value-type="float">
            <text:p>3.73</text:p>
          </table:table-cell>
        </table:table-row>
        <table:table-row table:style-name="ro1">
          <table:table-cell office:value-type="string" calcext:value-type="string">
            <text:p>Wed Jun <text:s/>1 14:13:58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3554432" calcext:value-type="float">
            <text:p>33554432</text:p>
          </table:table-cell>
          <table:table-cell table:formula="of:=[.F68]/1024/1024" office:value-type="float" office:value="32" calcext:value-type="float">
            <text:p>32.00</text:p>
          </table:table-cell>
          <table:table-cell office:value-type="float" office:value="3.88849" calcext:value-type="float">
            <text:p>3.89</text:p>
          </table:table-cell>
        </table:table-row>
        <table:table-row table:style-name="ro1">
          <table:table-cell office:value-type="string" calcext:value-type="string">
            <text:p>Wed Jun <text:s/>1 14:14:16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4294837248" calcext:value-type="float">
            <text:p>4294837248</text:p>
          </table:table-cell>
          <table:table-cell table:formula="of:=[.F69]/1024/1024" office:value-type="float" office:value="4095.8759765625" calcext:value-type="float">
            <text:p>4,095.88</text:p>
          </table:table-cell>
          <table:table-cell office:value-type="float" office:value="467.249" calcext:value-type="float">
            <text:p>467.25</text:p>
          </table:table-cell>
        </table:table-row>
        <table:table-row table:style-name="ro1">
          <table:table-cell office:value-type="string" calcext:value-type="string">
            <text:p>Wed Jun <text:s/>1 14:22:20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F70]/1024/1024" office:value-type="float" office:value="32" calcext:value-type="float">
            <text:p>32.00</text:p>
          </table:table-cell>
          <table:table-cell office:value-type="float" office:value="13.2153" calcext:value-type="float">
            <text:p>13.22</text:p>
          </table:table-cell>
        </table:table-row>
        <table:table-row table:style-name="ro1">
          <table:table-cell office:value-type="string" calcext:value-type="string">
            <text:p>Wed Jun <text:s/>1 14:22:38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F71]/1024/1024" office:value-type="float" office:value="32" calcext:value-type="float">
            <text:p>32.00</text:p>
          </table:table-cell>
          <table:table-cell office:value-type="float" office:value="147.812" calcext:value-type="float">
            <text:p>147.81</text:p>
          </table:table-cell>
        </table:table-row>
        <table:table-row table:style-name="ro1">
          <table:table-cell office:value-type="string" calcext:value-type="string">
            <text:p>Wed Jun <text:s/>1 14:25:11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table:formula="of:=[.F72]/1024/1024" office:value-type="float" office:value="32" calcext:value-type="float">
            <text:p>32.00</text:p>
          </table:table-cell>
          <table:table-cell office:value-type="float" office:value="3.73747" calcext:value-type="float">
            <text:p>3.74</text:p>
          </table:table-cell>
        </table:table-row>
        <table:table-row table:style-name="ro1">
          <table:table-cell office:value-type="string" calcext:value-type="string">
            <text:p>Wed Jun <text:s/>1 14:25:29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table:formula="of:=[.F73]/1024/1024" office:value-type="float" office:value="32" calcext:value-type="float">
            <text:p>32.00</text:p>
          </table:table-cell>
          <table:table-cell office:value-type="float" office:value="3.92416" calcext:value-type="float">
            <text:p>3.92</text:p>
          </table:table-cell>
        </table:table-row>
        <table:table-row table:style-name="ro1">
          <table:table-cell office:value-type="string" calcext:value-type="string">
            <text:p>Wed Jun <text:s/>1 14:25:47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74]/1024/1024" office:value-type="float" office:value="32" calcext:value-type="float">
            <text:p>32.00</text:p>
          </table:table-cell>
          <table:table-cell office:value-type="float" office:value="4.62888" calcext:value-type="float">
            <text:p>4.63</text:p>
          </table:table-cell>
        </table:table-row>
        <table:table-row table:style-name="ro1">
          <table:table-cell office:value-type="string" calcext:value-type="string">
            <text:p>Wed Jun <text:s/>1 14:26:05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table:formula="of:=[.F75]/1024/1024" office:value-type="float" office:value="32" calcext:value-type="float">
            <text:p>32.00</text:p>
          </table:table-cell>
          <table:table-cell office:value-type="float" office:value="3.89994" calcext:value-type="float">
            <text:p>3.90</text:p>
          </table:table-cell>
        </table:table-row>
        <table:table-row table:style-name="ro1">
          <table:table-cell office:value-type="string" calcext:value-type="string">
            <text:p>Wed Jun <text:s/>1 14:26:23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76]/1024/1024" office:value-type="float" office:value="32" calcext:value-type="float">
            <text:p>32.00</text:p>
          </table:table-cell>
          <table:table-cell office:value-type="float" office:value="4.42473" calcext:value-type="float">
            <text:p>4.42</text:p>
          </table:table-cell>
        </table:table-row>
        <table:table-row table:style-name="ro1">
          <table:table-cell office:value-type="string" calcext:value-type="string">
            <text:p>Wed Jun <text:s/>1 14:26:41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2147354624" calcext:value-type="float">
            <text:p>2147354624</text:p>
          </table:table-cell>
          <table:table-cell table:formula="of:=[.F77]/1024/1024" office:value-type="float" office:value="2047.876953125" calcext:value-type="float">
            <text:p>2,047.88</text:p>
          </table:table-cell>
          <table:table-cell office:value-type="float" office:value="450.833" calcext:value-type="float">
            <text:p>450.83</text:p>
          </table:table-cell>
        </table:table-row>
        <table:table-row table:style-name="ro1">
          <table:table-cell office:value-type="string" calcext:value-type="string">
            <text:p>Wed Jun <text:s/>1 14:34:15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4294837248" calcext:value-type="float">
            <text:p>4294837248</text:p>
          </table:table-cell>
          <table:table-cell table:formula="of:=[.F78]/1024/1024" office:value-type="float" office:value="4095.8759765625" calcext:value-type="float">
            <text:p>4,095.88</text:p>
          </table:table-cell>
          <table:table-cell office:value-type="float" office:value="527.38" calcext:value-type="float">
            <text:p>527.38</text:p>
          </table:table-cell>
        </table:table-row>
        <table:table-row table:style-name="ro1">
          <table:table-cell office:value-type="string" calcext:value-type="string">
            <text:p>Wed Jun <text:s/>1 14:43:18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table:formula="of:=[.F79]/1024/1024" office:value-type="float" office:value="32" calcext:value-type="float">
            <text:p>32.00</text:p>
          </table:table-cell>
          <table:table-cell office:value-type="float" office:value="3.90402" calcext:value-type="float">
            <text:p>3.90</text:p>
          </table:table-cell>
        </table:table-row>
        <table:table-row table:style-name="ro1">
          <table:table-cell office:value-type="string" calcext:value-type="string">
            <text:p>Wed Jun <text:s/>1 14:43:36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F80]/1024/1024" office:value-type="float" office:value="64" calcext:value-type="float">
            <text:p>64.00</text:p>
          </table:table-cell>
          <table:table-cell office:value-type="float" office:value="4.53502" calcext:value-type="float">
            <text:p>4.54</text:p>
          </table:table-cell>
        </table:table-row>
        <table:table-row table:style-name="ro1">
          <table:table-cell office:value-type="string" calcext:value-type="string">
            <text:p>Wed Jun <text:s/>1 14:43:55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F81]/1024/1024" office:value-type="float" office:value="64" calcext:value-type="float">
            <text:p>64.00</text:p>
          </table:table-cell>
          <table:table-cell office:value-type="float" office:value="4.85173" calcext:value-type="float">
            <text:p>4.85</text:p>
          </table:table-cell>
        </table:table-row>
        <table:table-row table:style-name="ro1">
          <table:table-cell office:value-type="string" calcext:value-type="string">
            <text:p>Wed Jun <text:s/>1 14:44:13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536748032" calcext:value-type="float">
            <text:p>536748032</text:p>
          </table:table-cell>
          <table:table-cell table:formula="of:=[.F82]/1024/1024" office:value-type="float" office:value="511.8828125" calcext:value-type="float">
            <text:p>511.88</text:p>
          </table:table-cell>
          <table:table-cell office:value-type="float" office:value="100.427" calcext:value-type="float">
            <text:p>100.43</text:p>
          </table:table-cell>
        </table:table-row>
        <table:table-row table:style-name="ro1">
          <table:table-cell office:value-type="string" calcext:value-type="string">
            <text:p>Wed Jun <text:s/>1 14:46:01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F83]/1024/1024" office:value-type="float" office:value="64" calcext:value-type="float">
            <text:p>64.00</text:p>
          </table:table-cell>
          <table:table-cell office:value-type="float" office:value="4.74931" calcext:value-type="float">
            <text:p>4.75</text:p>
          </table:table-cell>
        </table:table-row>
        <table:table-row table:style-name="ro1">
          <table:table-cell office:value-type="string" calcext:value-type="string">
            <text:p>Wed Jun <text:s/>1 14:46:19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F84]/1024/1024" office:value-type="float" office:value="32" calcext:value-type="float">
            <text:p>32.00</text:p>
          </table:table-cell>
          <table:table-cell office:value-type="float" office:value="13.8895" calcext:value-type="float">
            <text:p>13.89</text:p>
          </table:table-cell>
        </table:table-row>
        <table:table-row table:style-name="ro1">
          <table:table-cell office:value-type="string" calcext:value-type="string">
            <text:p>Wed Jun <text:s/>1 14:46:37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3554432" calcext:value-type="float">
            <text:p>33554432</text:p>
          </table:table-cell>
          <table:table-cell table:formula="of:=[.F85]/1024/1024" office:value-type="float" office:value="32" calcext:value-type="float">
            <text:p>32.00</text:p>
          </table:table-cell>
          <table:table-cell office:value-type="float" office:value="3.88966" calcext:value-type="float">
            <text:p>3.89</text:p>
          </table:table-cell>
        </table:table-row>
        <table:table-row table:style-name="ro1">
          <table:table-cell office:value-type="string" calcext:value-type="string">
            <text:p>Wed Jun <text:s/>1 14:46:55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table:formula="of:=[.F86]/1024/1024" office:value-type="float" office:value="32" calcext:value-type="float">
            <text:p>32.00</text:p>
          </table:table-cell>
          <table:table-cell office:value-type="float" office:value="253.856" calcext:value-type="float">
            <text:p>253.86</text:p>
          </table:table-cell>
        </table:table-row>
        <table:table-row table:style-name="ro1">
          <table:table-cell office:value-type="string" calcext:value-type="string">
            <text:p>Wed Jun <text:s/>1 14:51:13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34119424" calcext:value-type="float">
            <text:p>134119424</text:p>
          </table:table-cell>
          <table:table-cell table:formula="of:=[.F87]/1024/1024" office:value-type="float" office:value="127.90625" calcext:value-type="float">
            <text:p>127.91</text:p>
          </table:table-cell>
          <table:table-cell office:value-type="float" office:value="36.264" calcext:value-type="float">
            <text:p>36.26</text:p>
          </table:table-cell>
        </table:table-row>
        <table:table-row table:style-name="ro1">
          <table:table-cell office:value-type="string" calcext:value-type="string">
            <text:p>Wed Jun <text:s/>1 14:52:01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88]/1024/1024" office:value-type="float" office:value="32" calcext:value-type="float">
            <text:p>32.00</text:p>
          </table:table-cell>
          <table:table-cell office:value-type="float" office:value="4.58756" calcext:value-type="float">
            <text:p>4.59</text:p>
          </table:table-cell>
        </table:table-row>
        <table:table-row table:style-name="ro1">
          <table:table-cell office:value-type="string" calcext:value-type="string">
            <text:p>Wed Jun <text:s/>1 14:52:19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34119424" calcext:value-type="float">
            <text:p>134119424</text:p>
          </table:table-cell>
          <table:table-cell table:formula="of:=[.F89]/1024/1024" office:value-type="float" office:value="127.90625" calcext:value-type="float">
            <text:p>127.91</text:p>
          </table:table-cell>
          <table:table-cell office:value-type="float" office:value="29.1053" calcext:value-type="float">
            <text:p>29.11</text:p>
          </table:table-cell>
        </table:table-row>
        <table:table-row table:style-name="ro1">
          <table:table-cell office:value-type="string" calcext:value-type="string">
            <text:p>Wed Jun <text:s/>1 14:52:53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34119424" calcext:value-type="float">
            <text:p>134119424</text:p>
          </table:table-cell>
          <table:table-cell table:formula="of:=[.F90]/1024/1024" office:value-type="float" office:value="127.90625" calcext:value-type="float">
            <text:p>127.91</text:p>
          </table:table-cell>
          <table:table-cell office:value-type="float" office:value="43.4504" calcext:value-type="float">
            <text:p>43.45</text:p>
          </table:table-cell>
        </table:table-row>
        <table:table-row table:style-name="ro1">
          <table:table-cell office:value-type="string" calcext:value-type="string">
            <text:p>Wed Jun <text:s/>1 14:53:41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F91]/1024/1024" office:value-type="float" office:value="128" calcext:value-type="float">
            <text:p>128.00</text:p>
          </table:table-cell>
          <table:table-cell office:value-type="float" office:value="6.473" calcext:value-type="float">
            <text:p>6.47</text:p>
          </table:table-cell>
        </table:table-row>
        <table:table-row table:style-name="ro1">
          <table:table-cell office:value-type="string" calcext:value-type="string">
            <text:p>Wed Jun <text:s/>1 14:53:59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92]/1024/1024" office:value-type="float" office:value="32" calcext:value-type="float">
            <text:p>32.00</text:p>
          </table:table-cell>
          <table:table-cell office:value-type="float" office:value="5.29804" calcext:value-type="float">
            <text:p>5.30</text:p>
          </table:table-cell>
        </table:table-row>
        <table:table-row table:style-name="ro1">
          <table:table-cell office:value-type="string" calcext:value-type="string">
            <text:p>Wed Jun <text:s/>1 14:54:17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3554432" calcext:value-type="float">
            <text:p>33554432</text:p>
          </table:table-cell>
          <table:table-cell table:formula="of:=[.F93]/1024/1024" office:value-type="float" office:value="32" calcext:value-type="float">
            <text:p>32.00</text:p>
          </table:table-cell>
          <table:table-cell office:value-type="float" office:value="4.02738" calcext:value-type="float">
            <text:p>4.03</text:p>
          </table:table-cell>
        </table:table-row>
        <table:table-row table:style-name="ro1">
          <table:table-cell office:value-type="string" calcext:value-type="string">
            <text:p>Wed Jun <text:s/>1 14:54:35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2147354624" calcext:value-type="float">
            <text:p>2147354624</text:p>
          </table:table-cell>
          <table:table-cell table:formula="of:=[.F94]/1024/1024" office:value-type="float" office:value="2047.876953125" calcext:value-type="float">
            <text:p>2,047.88</text:p>
          </table:table-cell>
          <table:table-cell office:value-type="float" office:value="341.642" calcext:value-type="float">
            <text:p>341.64</text:p>
          </table:table-cell>
        </table:table-row>
        <table:table-row table:style-name="ro1">
          <table:table-cell office:value-type="string" calcext:value-type="string">
            <text:p>Wed Jun <text:s/>1 15:00:23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1073614848" calcext:value-type="float">
            <text:p>1073614848</text:p>
          </table:table-cell>
          <table:table-cell table:formula="of:=[.F95]/1024/1024" office:value-type="float" office:value="1023.87890625" calcext:value-type="float">
            <text:p>1,023.88</text:p>
          </table:table-cell>
          <table:table-cell office:value-type="float" office:value="182.144" calcext:value-type="float">
            <text:p>182.14</text:p>
          </table:table-cell>
        </table:table-row>
        <table:table-row table:style-name="ro1">
          <table:table-cell office:value-type="string" calcext:value-type="string">
            <text:p>Wed Jun <text:s/>1 15:03:42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table:formula="of:=[.F96]/1024/1024" office:value-type="float" office:value="32" calcext:value-type="float">
            <text:p>32.00</text:p>
          </table:table-cell>
          <table:table-cell office:value-type="float" office:value="11.6596" calcext:value-type="float">
            <text:p>11.66</text:p>
          </table:table-cell>
        </table:table-row>
        <table:table-row table:style-name="ro1">
          <table:table-cell office:value-type="string" calcext:value-type="string">
            <text:p>Wed Jun <text:s/>1 15:04:00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table:formula="of:=[.F97]/1024/1024" office:value-type="float" office:value="32" calcext:value-type="float">
            <text:p>32.00</text:p>
          </table:table-cell>
          <table:table-cell office:value-type="float" office:value="8.40825" calcext:value-type="float">
            <text:p>8.41</text:p>
          </table:table-cell>
        </table:table-row>
        <table:table-row table:style-name="ro1">
          <table:table-cell office:value-type="string" calcext:value-type="string">
            <text:p>Wed Jun <text:s/>1 15:04:18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3554432" calcext:value-type="float">
            <text:p>33554432</text:p>
          </table:table-cell>
          <table:table-cell table:formula="of:=[.F98]/1024/1024" office:value-type="float" office:value="32" calcext:value-type="float">
            <text:p>32.00</text:p>
          </table:table-cell>
          <table:table-cell office:value-type="float" office:value="3.75873" calcext:value-type="float">
            <text:p>3.76</text:p>
          </table:table-cell>
        </table:table-row>
        <table:table-row table:style-name="ro1">
          <table:table-cell office:value-type="string" calcext:value-type="string">
            <text:p>Wed Jun <text:s/>1 15:04:36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3554432" calcext:value-type="float">
            <text:p>33554432</text:p>
          </table:table-cell>
          <table:table-cell table:formula="of:=[.F99]/1024/1024" office:value-type="float" office:value="32" calcext:value-type="float">
            <text:p>32.00</text:p>
          </table:table-cell>
          <table:table-cell office:value-type="float" office:value="3.84274" calcext:value-type="float">
            <text:p>3.84</text:p>
          </table:table-cell>
        </table:table-row>
        <table:table-row table:style-name="ro1">
          <table:table-cell office:value-type="string" calcext:value-type="string">
            <text:p>Wed Jun <text:s/>1 15:04:54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68320768" calcext:value-type="float">
            <text:p>268320768</text:p>
          </table:table-cell>
          <table:table-cell table:formula="of:=[.F100]/1024/1024" office:value-type="float" office:value="255.890625" calcext:value-type="float">
            <text:p>255.89</text:p>
          </table:table-cell>
          <table:table-cell office:value-type="float" office:value="84.6117" calcext:value-type="float">
            <text:p>84.61</text:p>
          </table:table-cell>
        </table:table-row>
        <table:table-row table:style-name="ro1">
          <table:table-cell office:value-type="string" calcext:value-type="string">
            <text:p>Wed Jun <text:s/>1 15:06:27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F101]/1024/1024" office:value-type="float" office:value="32" calcext:value-type="float">
            <text:p>32.00</text:p>
          </table:table-cell>
          <table:table-cell office:value-type="float" office:value="5.17868" calcext:value-type="float">
            <text:p>5.18</text:p>
          </table:table-cell>
        </table:table-row>
        <table:table-row table:style-name="ro1">
          <table:table-cell office:value-type="string" calcext:value-type="string">
            <text:p>Wed Jun <text:s/>1 15:06:45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102]/1024/1024" office:value-type="float" office:value="32" calcext:value-type="float">
            <text:p>32.00</text:p>
          </table:table-cell>
          <table:table-cell office:value-type="float" office:value="4.14773" calcext:value-type="float">
            <text:p>4.15</text:p>
          </table:table-cell>
        </table:table-row>
        <table:table-row table:style-name="ro1">
          <table:table-cell office:value-type="string" calcext:value-type="string">
            <text:p>Wed Jun <text:s/>1 15:07:03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table:formula="of:=[.F103]/1024/1024" office:value-type="float" office:value="32" calcext:value-type="float">
            <text:p>32.00</text:p>
          </table:table-cell>
          <table:table-cell office:value-type="float" office:value="3.84167" calcext:value-type="float">
            <text:p>3.84</text:p>
          </table:table-cell>
        </table:table-row>
        <table:table-row table:style-name="ro1">
          <table:table-cell office:value-type="string" calcext:value-type="string">
            <text:p>Wed Jun <text:s/>1 15:07:21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104]/1024/1024" office:value-type="float" office:value="32" calcext:value-type="float">
            <text:p>32.00</text:p>
          </table:table-cell>
          <table:table-cell office:value-type="float" office:value="3.29655" calcext:value-type="float">
            <text:p>3.30</text:p>
          </table:table-cell>
        </table:table-row>
        <table:table-row table:style-name="ro1">
          <table:table-cell office:value-type="string" calcext:value-type="string">
            <text:p>Wed Jun <text:s/>1 15:07:39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33554432" calcext:value-type="float">
            <text:p>33554432</text:p>
          </table:table-cell>
          <table:table-cell table:formula="of:=[.F105]/1024/1024" office:value-type="float" office:value="32" calcext:value-type="float">
            <text:p>32.00</text:p>
          </table:table-cell>
          <table:table-cell office:value-type="float" office:value="4.37983" calcext:value-type="float">
            <text:p>4.38</text:p>
          </table:table-cell>
        </table:table-row>
        <table:table-row table:style-name="ro1">
          <table:table-cell office:value-type="string" calcext:value-type="string">
            <text:p>Wed Jun <text:s/>1 15:07:57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table:formula="of:=[.F106]/1024/1024" office:value-type="float" office:value="32" calcext:value-type="float">
            <text:p>32.00</text:p>
          </table:table-cell>
          <table:table-cell office:value-type="float" office:value="3.83792" calcext:value-type="float">
            <text:p>3.84</text:p>
          </table:table-cell>
        </table:table-row>
        <table:table-row table:style-name="ro1">
          <table:table-cell office:value-type="string" calcext:value-type="string">
            <text:p>Wed Jun <text:s/>1 15:08:15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4294837248" calcext:value-type="float">
            <text:p>4294837248</text:p>
          </table:table-cell>
          <table:table-cell table:formula="of:=[.F107]/1024/1024" office:value-type="float" office:value="4095.8759765625" calcext:value-type="float">
            <text:p>4,095.88</text:p>
          </table:table-cell>
          <table:table-cell office:value-type="float" office:value="491.15" calcext:value-type="float">
            <text:p>491.15</text:p>
          </table:table-cell>
        </table:table-row>
        <table:table-row table:style-name="ro1">
          <table:table-cell office:value-type="string" calcext:value-type="string">
            <text:p>Wed Jun <text:s/>1 15:16:34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68320768" calcext:value-type="float">
            <text:p>268320768</text:p>
          </table:table-cell>
          <table:table-cell table:formula="of:=[.F108]/1024/1024" office:value-type="float" office:value="255.890625" calcext:value-type="float">
            <text:p>255.89</text:p>
          </table:table-cell>
          <table:table-cell office:value-type="float" office:value="60.4437" calcext:value-type="float">
            <text:p>60.44</text:p>
          </table:table-cell>
        </table:table-row>
        <table:table-row table:style-name="ro1">
          <table:table-cell office:value-type="string" calcext:value-type="string">
            <text:p>Wed Jun <text:s/>1 15:17:37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109]/1024/1024" office:value-type="float" office:value="32" calcext:value-type="float">
            <text:p>32.00</text:p>
          </table:table-cell>
          <table:table-cell office:value-type="float" office:value="4.21587" calcext:value-type="float">
            <text:p>4.22</text:p>
          </table:table-cell>
        </table:table-row>
        <table:table-row table:style-name="ro1">
          <table:table-cell office:value-type="string" calcext:value-type="string">
            <text:p>Wed Jun <text:s/>1 15:17:55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2147354624" calcext:value-type="float">
            <text:p>2147354624</text:p>
          </table:table-cell>
          <table:table-cell table:formula="of:=[.F110]/1024/1024" office:value-type="float" office:value="2047.876953125" calcext:value-type="float">
            <text:p>2,047.88</text:p>
          </table:table-cell>
          <table:table-cell office:value-type="float" office:value="148.708" calcext:value-type="float">
            <text:p>148.71</text:p>
          </table:table-cell>
        </table:table-row>
        <table:table-row table:style-name="ro1">
          <table:table-cell office:value-type="string" calcext:value-type="string">
            <text:p>Wed Jun <text:s/>1 15:20:28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3554432" calcext:value-type="float">
            <text:p>33554432</text:p>
          </table:table-cell>
          <table:table-cell table:formula="of:=[.F111]/1024/1024" office:value-type="float" office:value="32" calcext:value-type="float">
            <text:p>32.00</text:p>
          </table:table-cell>
          <table:table-cell office:value-type="float" office:value="3.1226" calcext:value-type="float">
            <text:p>3.12</text:p>
          </table:table-cell>
        </table:table-row>
        <table:table-row table:style-name="ro1">
          <table:table-cell office:value-type="string" calcext:value-type="string">
            <text:p>Wed Jun <text:s/>1 15:20:46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3554432" calcext:value-type="float">
            <text:p>33554432</text:p>
          </table:table-cell>
          <table:table-cell table:formula="of:=[.F112]/1024/1024" office:value-type="float" office:value="32" calcext:value-type="float">
            <text:p>32.00</text:p>
          </table:table-cell>
          <table:table-cell office:value-type="float" office:value="3.83284" calcext:value-type="float">
            <text:p>3.83</text:p>
          </table:table-cell>
        </table:table-row>
        <table:table-row table:style-name="ro1">
          <table:table-cell office:value-type="string" calcext:value-type="string">
            <text:p>Wed Jun <text:s/>1 15:21:05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4294837248" calcext:value-type="float">
            <text:p>4294837248</text:p>
          </table:table-cell>
          <table:table-cell table:formula="of:=[.F113]/1024/1024" office:value-type="float" office:value="4095.8759765625" calcext:value-type="float">
            <text:p>4,095.88</text:p>
          </table:table-cell>
          <table:table-cell office:value-type="float" office:value="474.087" calcext:value-type="float">
            <text:p>474.09</text:p>
          </table:table-cell>
        </table:table-row>
        <table:table-row table:style-name="ro1">
          <table:table-cell office:value-type="string" calcext:value-type="string">
            <text:p>Wed Jun <text:s/>1 15:29:08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1073614848" calcext:value-type="float">
            <text:p>1073614848</text:p>
          </table:table-cell>
          <table:table-cell table:formula="of:=[.F114]/1024/1024" office:value-type="float" office:value="1023.87890625" calcext:value-type="float">
            <text:p>1,023.88</text:p>
          </table:table-cell>
          <table:table-cell office:value-type="float" office:value="87.8746" calcext:value-type="float">
            <text:p>87.87</text:p>
          </table:table-cell>
        </table:table-row>
        <table:table-row table:style-name="ro1">
          <table:table-cell office:value-type="string" calcext:value-type="string">
            <text:p>Wed Jun <text:s/>1 15:30:41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536748032" calcext:value-type="float">
            <text:p>536748032</text:p>
          </table:table-cell>
          <table:table-cell table:formula="of:=[.F115]/1024/1024" office:value-type="float" office:value="511.8828125" calcext:value-type="float">
            <text:p>511.88</text:p>
          </table:table-cell>
          <table:table-cell office:value-type="float" office:value="115.466" calcext:value-type="float">
            <text:p>115.47</text:p>
          </table:table-cell>
        </table:table-row>
        <table:table-row table:style-name="ro1">
          <table:table-cell office:value-type="string" calcext:value-type="string">
            <text:p>Wed Jun <text:s/>1 15:32:44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116]/1024/1024" office:value-type="float" office:value="32" calcext:value-type="float">
            <text:p>32.00</text:p>
          </table:table-cell>
          <table:table-cell office:value-type="float" office:value="4.62495" calcext:value-type="float">
            <text:p>4.62</text:p>
          </table:table-cell>
        </table:table-row>
        <table:table-row table:style-name="ro1">
          <table:table-cell office:value-type="string" calcext:value-type="string">
            <text:p>Wed Jun <text:s/>1 15:33:02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table:formula="of:=[.F117]/1024/1024" office:value-type="float" office:value="32" calcext:value-type="float">
            <text:p>32.00</text:p>
          </table:table-cell>
          <table:table-cell office:value-type="float" office:value="3.9356" calcext:value-type="float">
            <text:p>3.94</text:p>
          </table:table-cell>
        </table:table-row>
        <table:table-row table:style-name="ro1">
          <table:table-cell office:value-type="string" calcext:value-type="string">
            <text:p>Wed Jun <text:s/>1 15:33:21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118]/1024/1024" office:value-type="float" office:value="32" calcext:value-type="float">
            <text:p>32.00</text:p>
          </table:table-cell>
          <table:table-cell office:value-type="float" office:value="3.71141" calcext:value-type="float">
            <text:p>3.71</text:p>
          </table:table-cell>
        </table:table-row>
        <table:table-row table:style-name="ro1">
          <table:table-cell office:value-type="string" calcext:value-type="string">
            <text:p>Wed Jun <text:s/>1 15:33:39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table:formula="of:=[.F119]/1024/1024" office:value-type="float" office:value="32" calcext:value-type="float">
            <text:p>32.00</text:p>
          </table:table-cell>
          <table:table-cell office:value-type="float" office:value="3.79894" calcext:value-type="float">
            <text:p>3.80</text:p>
          </table:table-cell>
        </table:table-row>
        <table:table-row table:style-name="ro1">
          <table:table-cell office:value-type="string" calcext:value-type="string">
            <text:p>Wed Jun <text:s/>1 15:33:57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34119424" calcext:value-type="float">
            <text:p>134119424</text:p>
          </table:table-cell>
          <table:table-cell table:formula="of:=[.F120]/1024/1024" office:value-type="float" office:value="127.90625" calcext:value-type="float">
            <text:p>127.91</text:p>
          </table:table-cell>
          <table:table-cell office:value-type="float" office:value="38.7967" calcext:value-type="float">
            <text:p>38.80</text:p>
          </table:table-cell>
        </table:table-row>
        <table:table-row table:style-name="ro1">
          <table:table-cell office:value-type="string" calcext:value-type="string">
            <text:p>Wed Jun <text:s/>1 15:34:45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F121]/1024/1024" office:value-type="float" office:value="64" calcext:value-type="float">
            <text:p>64.00</text:p>
          </table:table-cell>
          <table:table-cell office:value-type="float" office:value="4.8609" calcext:value-type="float">
            <text:p>4.86</text:p>
          </table:table-cell>
        </table:table-row>
        <table:table-row table:style-name="ro1">
          <table:table-cell office:value-type="string" calcext:value-type="string">
            <text:p>Wed Jun <text:s/>1 15:35:03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122]/1024/1024" office:value-type="float" office:value="32" calcext:value-type="float">
            <text:p>32.00</text:p>
          </table:table-cell>
          <table:table-cell office:value-type="float" office:value="4.47168" calcext:value-type="float">
            <text:p>4.47</text:p>
          </table:table-cell>
        </table:table-row>
        <table:table-row table:style-name="ro1">
          <table:table-cell office:value-type="string" calcext:value-type="string">
            <text:p>Wed Jun <text:s/>1 15:35:21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F123]/1024/1024" office:value-type="float" office:value="32" calcext:value-type="float">
            <text:p>32.00</text:p>
          </table:table-cell>
          <table:table-cell office:value-type="float" office:value="8.15433" calcext:value-type="float">
            <text:p>8.15</text:p>
          </table:table-cell>
        </table:table-row>
        <table:table-row table:style-name="ro1">
          <table:table-cell office:value-type="string" calcext:value-type="string">
            <text:p>Wed Jun <text:s/>1 15:35:39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124]/1024/1024" office:value-type="float" office:value="32" calcext:value-type="float">
            <text:p>32.00</text:p>
          </table:table-cell>
          <table:table-cell office:value-type="float" office:value="3.48235" calcext:value-type="float">
            <text:p>3.48</text:p>
          </table:table-cell>
        </table:table-row>
        <table:table-row table:style-name="ro1">
          <table:table-cell office:value-type="string" calcext:value-type="string">
            <text:p>Wed Jun <text:s/>1 15:35:57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3554432" calcext:value-type="float">
            <text:p>33554432</text:p>
          </table:table-cell>
          <table:table-cell table:formula="of:=[.F125]/1024/1024" office:value-type="float" office:value="32" calcext:value-type="float">
            <text:p>32.00</text:p>
          </table:table-cell>
          <table:table-cell office:value-type="float" office:value="3.75022" calcext:value-type="float">
            <text:p>3.75</text:p>
          </table:table-cell>
        </table:table-row>
        <table:table-row table:style-name="ro1">
          <table:table-cell office:value-type="string" calcext:value-type="string">
            <text:p>Wed Jun <text:s/>1 15:36:15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F126]/1024/1024" office:value-type="float" office:value="64" calcext:value-type="float">
            <text:p>64.00</text:p>
          </table:table-cell>
          <table:table-cell office:value-type="float" office:value="4.91661" calcext:value-type="float">
            <text:p>4.92</text:p>
          </table:table-cell>
        </table:table-row>
        <table:table-row table:style-name="ro1">
          <table:table-cell office:value-type="string" calcext:value-type="string">
            <text:p>Wed Jun <text:s/>1 15:36:33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2147354624" calcext:value-type="float">
            <text:p>2147354624</text:p>
          </table:table-cell>
          <table:table-cell table:formula="of:=[.F127]/1024/1024" office:value-type="float" office:value="2047.876953125" calcext:value-type="float">
            <text:p>2,047.88</text:p>
          </table:table-cell>
          <table:table-cell office:value-type="float" office:value="327.529" calcext:value-type="float">
            <text:p>327.53</text:p>
          </table:table-cell>
        </table:table-row>
        <table:table-row table:style-name="ro1">
          <table:table-cell office:value-type="string" calcext:value-type="string">
            <text:p>Wed Jun <text:s/>1 15:42:07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128]/1024/1024" office:value-type="float" office:value="32" calcext:value-type="float">
            <text:p>32.00</text:p>
          </table:table-cell>
          <table:table-cell office:value-type="float" office:value="3.70871" calcext:value-type="float">
            <text:p>3.71</text:p>
          </table:table-cell>
        </table:table-row>
        <table:table-row table:style-name="ro1">
          <table:table-cell office:value-type="string" calcext:value-type="string">
            <text:p>Wed Jun <text:s/>1 15:42:25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table:formula="of:=[.F129]/1024/1024" office:value-type="float" office:value="32" calcext:value-type="float">
            <text:p>32.00</text:p>
          </table:table-cell>
          <table:table-cell office:value-type="float" office:value="3.365" calcext:value-type="float">
            <text:p>3.37</text:p>
          </table:table-cell>
        </table:table-row>
        <table:table-row table:style-name="ro1">
          <table:table-cell office:value-type="string" calcext:value-type="string">
            <text:p>Wed Jun <text:s/>1 15:42:43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table:formula="of:=[.F130]/1024/1024" office:value-type="float" office:value="32" calcext:value-type="float">
            <text:p>32.00</text:p>
          </table:table-cell>
          <table:table-cell office:value-type="float" office:value="12.0186" calcext:value-type="float">
            <text:p>12.02</text:p>
          </table:table-cell>
        </table:table-row>
        <table:table-row table:style-name="ro1">
          <table:table-cell office:value-type="string" calcext:value-type="string">
            <text:p>Wed Jun <text:s/>1 15:43:01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536748032" calcext:value-type="float">
            <text:p>536748032</text:p>
          </table:table-cell>
          <table:table-cell table:formula="of:=[.F131]/1024/1024" office:value-type="float" office:value="511.8828125" calcext:value-type="float">
            <text:p>511.88</text:p>
          </table:table-cell>
          <table:table-cell office:value-type="float" office:value="99.4293" calcext:value-type="float">
            <text:p>99.43</text:p>
          </table:table-cell>
        </table:table-row>
        <table:table-row table:style-name="ro1">
          <table:table-cell office:value-type="string" calcext:value-type="string">
            <text:p>Wed Jun <text:s/>1 15:44:49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table:formula="of:=[.F132]/1024/1024" office:value-type="float" office:value="32" calcext:value-type="float">
            <text:p>32.00</text:p>
          </table:table-cell>
          <table:table-cell office:value-type="float" office:value="127.315" calcext:value-type="float">
            <text:p>127.32</text:p>
          </table:table-cell>
        </table:table-row>
        <table:table-row table:style-name="ro1">
          <table:table-cell office:value-type="string" calcext:value-type="string">
            <text:p>Wed Jun <text:s/>1 15:47:07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F133]/1024/1024" office:value-type="float" office:value="128" calcext:value-type="float">
            <text:p>128.00</text:p>
          </table:table-cell>
          <table:table-cell office:value-type="float" office:value="4.5695" calcext:value-type="float">
            <text:p>4.57</text:p>
          </table:table-cell>
        </table:table-row>
        <table:table-row table:style-name="ro1">
          <table:table-cell office:value-type="string" calcext:value-type="string">
            <text:p>Wed Jun <text:s/>1 15:47:26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67043328" calcext:value-type="float">
            <text:p>67043328</text:p>
          </table:table-cell>
          <table:table-cell table:formula="of:=[.F134]/1024/1024" office:value-type="float" office:value="63.9375" calcext:value-type="float">
            <text:p>63.94</text:p>
          </table:table-cell>
          <table:table-cell office:value-type="float" office:value="24.3088" calcext:value-type="float">
            <text:p>24.31</text:p>
          </table:table-cell>
        </table:table-row>
        <table:table-row table:style-name="ro1">
          <table:table-cell office:value-type="string" calcext:value-type="string">
            <text:p>Wed Jun <text:s/>1 15:47:59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F135]/1024/1024" office:value-type="float" office:value="128" calcext:value-type="float">
            <text:p>128.00</text:p>
          </table:table-cell>
          <table:table-cell office:value-type="float" office:value="5.95554" calcext:value-type="float">
            <text:p>5.96</text:p>
          </table:table-cell>
        </table:table-row>
        <table:table-row table:style-name="ro1">
          <table:table-cell office:value-type="string" calcext:value-type="string">
            <text:p>Wed Jun <text:s/>1 15:48:17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68320768" calcext:value-type="float">
            <text:p>268320768</text:p>
          </table:table-cell>
          <table:table-cell table:formula="of:=[.F136]/1024/1024" office:value-type="float" office:value="255.890625" calcext:value-type="float">
            <text:p>255.89</text:p>
          </table:table-cell>
          <table:table-cell office:value-type="float" office:value="90.4207" calcext:value-type="float">
            <text:p>90.42</text:p>
          </table:table-cell>
        </table:table-row>
        <table:table-row table:style-name="ro1">
          <table:table-cell office:value-type="string" calcext:value-type="string">
            <text:p>Wed Jun <text:s/>1 15:49:50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3554432" calcext:value-type="float">
            <text:p>33554432</text:p>
          </table:table-cell>
          <table:table-cell table:formula="of:=[.F137]/1024/1024" office:value-type="float" office:value="32" calcext:value-type="float">
            <text:p>32.00</text:p>
          </table:table-cell>
          <table:table-cell office:value-type="float" office:value="3.90644" calcext:value-type="float">
            <text:p>3.91</text:p>
          </table:table-cell>
        </table:table-row>
        <table:table-row table:style-name="ro1">
          <table:table-cell office:value-type="string" calcext:value-type="string">
            <text:p>Wed Jun <text:s/>1 15:50:08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536748032" calcext:value-type="float">
            <text:p>536748032</text:p>
          </table:table-cell>
          <table:table-cell table:formula="of:=[.F138]/1024/1024" office:value-type="float" office:value="511.8828125" calcext:value-type="float">
            <text:p>511.88</text:p>
          </table:table-cell>
          <table:table-cell office:value-type="float" office:value="110.845" calcext:value-type="float">
            <text:p>110.85</text:p>
          </table:table-cell>
        </table:table-row>
        <table:table-row table:style-name="ro1">
          <table:table-cell office:value-type="string" calcext:value-type="string">
            <text:p>Wed Jun <text:s/>1 15:52:11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67043328" calcext:value-type="float">
            <text:p>67043328</text:p>
          </table:table-cell>
          <table:table-cell table:formula="of:=[.F139]/1024/1024" office:value-type="float" office:value="63.9375" calcext:value-type="float">
            <text:p>63.94</text:p>
          </table:table-cell>
          <table:table-cell office:value-type="float" office:value="20.2656" calcext:value-type="float">
            <text:p>20.27</text:p>
          </table:table-cell>
        </table:table-row>
        <table:table-row table:style-name="ro1">
          <table:table-cell office:value-type="string" calcext:value-type="string">
            <text:p>Wed Jun <text:s/>1 15:52:44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range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3554432" calcext:value-type="float">
            <text:p>33554432</text:p>
          </table:table-cell>
          <table:table-cell table:formula="of:=[.F140]/1024/1024" office:value-type="float" office:value="32" calcext:value-type="float">
            <text:p>32.00</text:p>
          </table:table-cell>
          <table:table-cell office:value-type="float" office:value="3.81651" calcext:value-type="float">
            <text:p>3.82</text:p>
          </table:table-cell>
        </table:table-row>
        <table:table-row table:style-name="ro1">
          <table:table-cell office:value-type="string" calcext:value-type="string">
            <text:p>Wed Jun <text:s/>1 15:53:02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formula="of:=[.F141]/1024/1024" office:value-type="float" office:value="64" calcext:value-type="float">
            <text:p>64.00</text:p>
          </table:table-cell>
          <table:table-cell office:value-type="float" office:value="4.82181" calcext:value-type="float">
            <text:p>4.82</text:p>
          </table:table-cell>
        </table:table-row>
        <table:table-row table:style-name="ro1">
          <table:table-cell office:value-type="string" calcext:value-type="string">
            <text:p>Wed Jun <text:s/>1 15:53:20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et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F142]/1024/1024" office:value-type="float" office:value="128" calcext:value-type="float">
            <text:p>128.00</text:p>
          </table:table-cell>
          <table:table-cell office:value-type="float" office:value="4.34492" calcext:value-type="float">
            <text:p>4.34</text:p>
          </table:table-cell>
        </table:table-row>
        <table:table-row table:style-name="ro1">
          <table:table-cell office:value-type="string" calcext:value-type="string">
            <text:p>Wed Jun <text:s/>1 15:53:38 202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erge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536748032" calcext:value-type="float">
            <text:p>536748032</text:p>
          </table:table-cell>
          <table:table-cell table:formula="of:=[.F143]/1024/1024" office:value-type="float" office:value="511.8828125" calcext:value-type="float">
            <text:p>511.88</text:p>
          </table:table-cell>
          <table:table-cell office:value-type="float" office:value="179.973" calcext:value-type="float">
            <text:p>179.97</text:p>
          </table:table-cell>
        </table:table-row>
        <table:table-row table:style-name="ro1">
          <table:table-cell office:value-type="string" calcext:value-type="string">
            <text:p>Wed Jun <text:s/>1 15:56:42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erge</text:p>
          </table:table-cell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4294837248" calcext:value-type="float">
            <text:p>4294837248</text:p>
          </table:table-cell>
          <table:table-cell table:formula="of:=[.F144]/1024/1024" office:value-type="float" office:value="4095.8759765625" calcext:value-type="float">
            <text:p>4,095.88</text:p>
          </table:table-cell>
          <table:table-cell office:value-type="float" office:value="534.879" calcext:value-type="float">
            <text:p>534.88</text:p>
          </table:table-cell>
        </table:table-row>
        <table:table-row table:style-name="ro1">
          <table:table-cell office:value-type="string" calcext:value-type="string">
            <text:p>Wed Jun <text:s/>1 16:05:45 2022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get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table:formula="of:=[.F145]/1024/1024" office:value-type="float" office:value="128" calcext:value-type="float">
            <text:p>128.00</text:p>
          </table:table-cell>
          <table:table-cell office:value-type="float" office:value="5.55808" calcext:value-type="float">
            <text:p>5.56</text:p>
          </table:table-cell>
        </table:table-row>
        <table:table-row table:style-name="ro1" table:number-rows-repeated="10484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vot Table_out_1" table:style-name="ta1">
        <table:shapes>
          <draw:frame draw:z-index="0" draw:style-name="gr1" draw:text-style-name="P1" svg:width="6.2988in" svg:height="3.5429in" svg:x="9.15in" svg:y="3.5862in">
            <draw:object draw:notify-on-update-of-ranges="'Pivot Table_out_1'.B25:'Pivot Table_out_1'.B32 'Pivot Table_out_1'.C24:'Pivot Table_out_1'.C24 'Pivot Table_out_1'.C25:'Pivot Table_out_1'.C32 'Pivot Table_out_1'.D24:'Pivot Table_out_1'.D24 'Pivot Table_out_1'.D25:'Pivot Table_out_1'.D32 'Pivot Table_out_1'.E24:'Pivot Table_out_1'.E24 'Pivot Table_out_1'.E25:'Pivot Table_out_1'.E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9in" svg:height="3.5409in" svg:x="9.1878in" svg:y="7.4075in">
            <draw:object draw:notify-on-update-of-ranges="'Pivot Table_out_1'.B34:'Pivot Table_out_1'.B41 'Pivot Table_out_1'.C33:'Pivot Table_out_1'.C33 'Pivot Table_out_1'.C34:'Pivot Table_out_1'.C41 'Pivot Table_out_1'.D33:'Pivot Table_out_1'.D33 'Pivot Table_out_1'.D34:'Pivot Table_out_1'.D41 'Pivot Table_out_1'.E33:'Pivot Table_out_1'.E33 'Pivot Table_out_1'.E34:'Pivot Table_out_1'.E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69in" svg:height="3.5406in" svg:x="1.2728in" svg:y="11.8957in">
            <draw:object draw:notify-on-update-of-ranges="'Pivot Table_out_1'.A47:'Pivot Table_out_1'.A54 'Pivot Table_out_1'.F46:'Pivot Table_out_1'.F46 'Pivot Table_out_1'.F47:'Pivot Table_out_1'.F54 'Pivot Table_out_1'.G46:'Pivot Table_out_1'.G46 'Pivot Table_out_1'.G47:'Pivot Table_out_1'.G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number-columns-repeated="2" table:default-cell-style-name="Default"/>
        <table:table-column table:style-name="co9" table:default-cell-style-name="ce20"/>
        <table:table-column table:style-name="co9" table:default-cell-style-name="Default"/>
        <table:table-column table:style-name="co10" table:default-cell-style-name="Default"/>
        <table:table-column table:style-name="co8" table:number-columns-repeated="18" table:default-cell-style-name="Default"/>
        <table:table-row table:style-name="ro1">
          <table:table-cell table:style-name="ce2"/>
          <table:table-cell table:style-name="ce42"/>
          <table:table-cell table:style-name="ce52" office:value-type="string" calcext:value-type="string">
            <text:p>Data</text:p>
          </table:table-cell>
          <table:table-cell table:style-name="ce52" office:value-type="string" calcext:value-type="string">
            <text:p>Type</text:p>
          </table:table-cell>
          <table:table-cell table:style-name="ce73" table:number-columns-repeated="18"/>
          <table:table-cell table:style-name="ce86"/>
        </table:table-row>
        <table:table-row table:style-name="ro1">
          <table:table-cell table:style-name="ce3"/>
          <table:table-cell table:style-name="ce43"/>
          <table:table-cell table:style-name="ce53" office:value-type="string" calcext:value-type="string">
            <text:p>Average - Total Time (s)</text:p>
          </table:table-cell>
          <table:table-cell table:style-name="ce67" table:number-columns-repeated="2"/>
          <table:table-cell table:style-name="ce67" office:value-type="string" calcext:value-type="string">
            <text:p>StDev - Total Time (s)</text:p>
          </table:table-cell>
          <table:table-cell table:style-name="ce67" table:number-columns-repeated="2"/>
          <table:table-cell table:style-name="ce67" office:value-type="string" calcext:value-type="string">
            <text:p>Average - I/O Size (MB)</text:p>
          </table:table-cell>
          <table:table-cell table:style-name="ce67" table:number-columns-repeated="2"/>
          <table:table-cell table:style-name="ce67" office:value-type="string" calcext:value-type="string">
            <text:p>StDev - I/O Size (MB)</text:p>
          </table:table-cell>
          <table:table-cell table:style-name="ce67" table:number-columns-repeated="2"/>
          <table:table-cell table:style-name="ce67" office:value-type="string" calcext:value-type="string">
            <text:p>Average - # of request</text:p>
          </table:table-cell>
          <table:table-cell table:style-name="ce67" table:number-columns-repeated="2"/>
          <table:table-cell table:style-name="ce67" office:value-type="string" calcext:value-type="string">
            <text:p>StDev - # of request</text:p>
          </table:table-cell>
          <table:table-cell table:style-name="ce67" table:number-columns-repeated="2"/>
          <table:table-cell table:style-name="ce67" office:value-type="string" calcext:value-type="string">
            <text:p>Count - # of request</text:p>
          </table:table-cell>
          <table:table-cell table:style-name="ce67"/>
          <table:table-cell table:style-name="ce87"/>
        </table:table-row>
        <table:table-row table:style-name="ro1">
          <table:table-cell table:style-name="ce4" office:value-type="string" calcext:value-type="string">
            <text:p>Executor</text:p>
          </table:table-cell>
          <table:table-cell table:style-name="ce11" office:value-type="string" calcext:value-type="string">
            <text:p>Row Size</text:p>
          </table:table-cell>
          <table:table-cell table:style-name="ce56" office:value-type="string" calcext:value-type="string">
            <text:p>get</text:p>
          </table:table-cell>
          <table:table-cell table:style-name="ce24" office:value-type="string" calcext:value-type="string">
            <text:p>merge</text:p>
          </table:table-cell>
          <table:table-cell table:style-name="ce24" office:value-type="string" calcext:value-type="string">
            <text:p>range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merge</text:p>
          </table:table-cell>
          <table:table-cell table:style-name="ce24" office:value-type="string" calcext:value-type="string">
            <text:p>range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merge</text:p>
          </table:table-cell>
          <table:table-cell table:style-name="ce24" office:value-type="string" calcext:value-type="string">
            <text:p>range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merge</text:p>
          </table:table-cell>
          <table:table-cell table:style-name="ce24" office:value-type="string" calcext:value-type="string">
            <text:p>range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merge</text:p>
          </table:table-cell>
          <table:table-cell table:style-name="ce24" office:value-type="string" calcext:value-type="string">
            <text:p>range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merge</text:p>
          </table:table-cell>
          <table:table-cell table:style-name="ce24" office:value-type="string" calcext:value-type="string">
            <text:p>range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merge</text:p>
          </table:table-cell>
          <table:table-cell table:style-name="ce88" office:value-type="string" calcext:value-type="string">
            <text:p>range</text:p>
          </table:table-cell>
        </table:table-row>
        <table:table-row table:style-name="ro1">
          <table:table-cell table:style-name="ce5" office:value-type="string" calcext:value-type="string">
            <text:p>Default</text:p>
          </table:table-cell>
          <table:table-cell table:style-name="ce12" office:value-type="float" office:value="256" calcext:value-type="float">
            <text:p>256</text:p>
          </table:table-cell>
          <table:table-cell table:style-name="ce19" office:value-type="float" office:value="5.45207" calcext:value-type="float">
            <text:p>5.45</text:p>
          </table:table-cell>
          <table:table-cell table:style-name="ce25" office:value-type="float" office:value="12.0123333333333" calcext:value-type="float">
            <text:p>12.01</text:p>
          </table:table-cell>
          <table:table-cell table:style-name="ce102" office:value-type="float" office:value="3.92126" calcext:value-type="float">
            <text:p>3.92</text:p>
          </table:table-cell>
          <table:table-cell table:style-name="ce25" office:value-type="float" office:value="0.303555990387276" calcext:value-type="float">
            <text:p>0.30</text:p>
          </table:table-cell>
          <table:table-cell table:style-name="ce25" office:value-type="float" office:value="0.349642121795034" calcext:value-type="float">
            <text:p>0.35</text:p>
          </table:table-cell>
          <table:table-cell table:style-name="ce25" office:value-type="float" office:value="0.0159884833552155" calcext:value-type="float">
            <text:p>0.02</text:p>
          </table:table-cell>
          <table:table-cell table:style-name="ce19" office:value-type="float" office:value="128" calcext:value-type="float">
            <text:p>128.00</text:p>
          </table:table-cell>
          <table:table-cell table:style-name="ce25" office:value-type="float" office:value="32" calcext:value-type="float">
            <text:p>32.00</text:p>
          </table:table-cell>
          <table:table-cell table:style-name="ce102" office:value-type="float" office:value="32" calcext:value-type="float">
            <text:p>32.00</text:p>
          </table:table-cell>
          <table:table-cell table:number-columns-repeated="3" table:style-name="ce25" office:value-type="float" office:value="0" calcext:value-type="float">
            <text:p>0.00</text:p>
          </table:table-cell>
          <table:table-cell table:style-name="ce110" office:value-type="float" office:value="32" calcext:value-type="float">
            <text:p>32</text:p>
          </table:table-cell>
          <table:table-cell table:style-name="ce81" office:value-type="float" office:value="1" calcext:value-type="float">
            <text:p>1</text:p>
          </table:table-cell>
          <table:table-cell table:style-name="ce118" office:value-type="float" office:value="256" calcext:value-type="float">
            <text:p>256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110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9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3" office:value-type="float" office:value="512" calcext:value-type="float">
            <text:p>512</text:p>
          </table:table-cell>
          <table:table-cell office:value-type="float" office:value="4.78752" calcext:value-type="float">
            <text:p>4.79</text:p>
          </table:table-cell>
          <table:table-cell table:style-name="ce26" office:value-type="float" office:value="21.5768" calcext:value-type="float">
            <text:p>21.58</text:p>
          </table:table-cell>
          <table:table-cell table:style-name="ce103" office:value-type="float" office:value="3.79946333333333" calcext:value-type="float">
            <text:p>3.80</text:p>
          </table:table-cell>
          <table:table-cell table:style-name="ce26" office:value-type="float" office:value="0.54568924517531" calcext:value-type="float">
            <text:p>0.55</text:p>
          </table:table-cell>
          <table:table-cell table:style-name="ce26" office:value-type="float" office:value="2.43541757405173" calcext:value-type="float">
            <text:p>2.44</text:p>
          </table:table-cell>
          <table:table-cell table:style-name="ce26" office:value-type="float" office:value="0.0375987158468656" calcext:value-type="float">
            <text:p>0.04</text:p>
          </table:table-cell>
          <table:table-cell table:style-name="ce20" office:value-type="float" office:value="64" calcext:value-type="float">
            <text:p>64.00</text:p>
          </table:table-cell>
          <table:table-cell table:style-name="ce26" office:value-type="float" office:value="63.9375" calcext:value-type="float">
            <text:p>63.94</text:p>
          </table:table-cell>
          <table:table-cell table:style-name="ce103" office:value-type="float" office:value="32" calcext:value-type="float">
            <text:p>32.00</text:p>
          </table:table-cell>
          <table:table-cell table:number-columns-repeated="3" table:style-name="ce26" office:value-type="float" office:value="0" calcext:value-type="float">
            <text:p>0.00</text:p>
          </table:table-cell>
          <table:table-cell table:style-name="ce111" office:value-type="float" office:value="16" calcext:value-type="float">
            <text:p>16</text:p>
          </table:table-cell>
          <table:table-cell table:style-name="ce82" office:value-type="float" office:value="1" calcext:value-type="float">
            <text:p>1</text:p>
          </table:table-cell>
          <table:table-cell table:style-name="ce119" office:value-type="float" office:value="512" calcext:value-type="float">
            <text:p>512</text:p>
          </table:table-cell>
          <table:table-cell table:number-columns-repeated="3" table:style-name="ce82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3" office:value-type="float" office:value="1024" calcext:value-type="float">
            <text:p>1024</text:p>
          </table:table-cell>
          <table:table-cell office:value-type="float" office:value="4.05149" calcext:value-type="float">
            <text:p>4.05</text:p>
          </table:table-cell>
          <table:table-cell table:style-name="ce26" office:value-type="float" office:value="33.7619333333333" calcext:value-type="float">
            <text:p>33.76</text:p>
          </table:table-cell>
          <table:table-cell table:style-name="ce103" office:value-type="float" office:value="3.77153666666667" calcext:value-type="float">
            <text:p>3.77</text:p>
          </table:table-cell>
          <table:table-cell table:style-name="ce26" office:value-type="float" office:value="0.553346640633157" calcext:value-type="float">
            <text:p>0.55</text:p>
          </table:table-cell>
          <table:table-cell table:style-name="ce26" office:value-type="float" office:value="6.64879950392049" calcext:value-type="float">
            <text:p>6.65</text:p>
          </table:table-cell>
          <table:table-cell table:style-name="ce26" office:value-type="float" office:value="0.024052738582817" calcext:value-type="float">
            <text:p>0.02</text:p>
          </table:table-cell>
          <table:table-cell table:style-name="ce20" office:value-type="float" office:value="32" calcext:value-type="float">
            <text:p>32.00</text:p>
          </table:table-cell>
          <table:table-cell table:style-name="ce26" office:value-type="float" office:value="127.90625" calcext:value-type="float">
            <text:p>127.91</text:p>
          </table:table-cell>
          <table:table-cell table:style-name="ce103" office:value-type="float" office:value="32" calcext:value-type="float">
            <text:p>32.00</text:p>
          </table:table-cell>
          <table:table-cell table:number-columns-repeated="3" table:style-name="ce26" office:value-type="float" office:value="0" calcext:value-type="float">
            <text:p>0.00</text:p>
          </table:table-cell>
          <table:table-cell table:style-name="ce111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119" office:value-type="float" office:value="1024" calcext:value-type="float">
            <text:p>1024</text:p>
          </table:table-cell>
          <table:table-cell table:number-columns-repeated="3" table:style-name="ce82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3" office:value-type="float" office:value="2048" calcext:value-type="float">
            <text:p>2048</text:p>
          </table:table-cell>
          <table:table-cell office:value-type="float" office:value="3.88671666666667" calcext:value-type="float">
            <text:p>3.89</text:p>
          </table:table-cell>
          <table:table-cell table:style-name="ce26" office:value-type="float" office:value="67.1675" calcext:value-type="float">
            <text:p>67.17</text:p>
          </table:table-cell>
          <table:table-cell table:style-name="ce103" office:value-type="float" office:value="3.53264333333333" calcext:value-type="float">
            <text:p>3.53</text:p>
          </table:table-cell>
          <table:table-cell table:style-name="ce26" office:value-type="float" office:value="0.512233624172929" calcext:value-type="float">
            <text:p>0.51</text:p>
          </table:table-cell>
          <table:table-cell table:style-name="ce26" office:value-type="float" office:value="15.7506728402313" calcext:value-type="float">
            <text:p>15.75</text:p>
          </table:table-cell>
          <table:table-cell table:style-name="ce26" office:value-type="float" office:value="0.355329817821884" calcext:value-type="float">
            <text:p>0.36</text:p>
          </table:table-cell>
          <table:table-cell table:style-name="ce20" office:value-type="float" office:value="32" calcext:value-type="float">
            <text:p>32.00</text:p>
          </table:table-cell>
          <table:table-cell table:style-name="ce26" office:value-type="float" office:value="255.890625" calcext:value-type="float">
            <text:p>255.89</text:p>
          </table:table-cell>
          <table:table-cell table:style-name="ce103" office:value-type="float" office:value="32" calcext:value-type="float">
            <text:p>32.00</text:p>
          </table:table-cell>
          <table:table-cell table:number-columns-repeated="3" table:style-name="ce26" office:value-type="float" office:value="0" calcext:value-type="float">
            <text:p>0.00</text:p>
          </table:table-cell>
          <table:table-cell table:style-name="ce111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119" office:value-type="float" office:value="2048" calcext:value-type="float">
            <text:p>2048</text:p>
          </table:table-cell>
          <table:table-cell table:number-columns-repeated="3" table:style-name="ce82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3" office:value-type="float" office:value="4096" calcext:value-type="float">
            <text:p>4096</text:p>
          </table:table-cell>
          <table:table-cell office:value-type="float" office:value="4.22663333333333" calcext:value-type="float">
            <text:p>4.23</text:p>
          </table:table-cell>
          <table:table-cell table:style-name="ce26" office:value-type="float" office:value="130.415" calcext:value-type="float">
            <text:p>130.42</text:p>
          </table:table-cell>
          <table:table-cell table:style-name="ce103" office:value-type="float" office:value="36.0173566666667" calcext:value-type="float">
            <text:p>36.02</text:p>
          </table:table-cell>
          <table:table-cell table:style-name="ce26" office:value-type="float" office:value="0.182954164296234" calcext:value-type="float">
            <text:p>0.18</text:p>
          </table:table-cell>
          <table:table-cell table:style-name="ce26" office:value-type="float" office:value="43.2334384938325" calcext:value-type="float">
            <text:p>43.23</text:p>
          </table:table-cell>
          <table:table-cell table:style-name="ce26" office:value-type="float" office:value="28.078868249444" calcext:value-type="float">
            <text:p>28.08</text:p>
          </table:table-cell>
          <table:table-cell table:style-name="ce20" office:value-type="float" office:value="32" calcext:value-type="float">
            <text:p>32.00</text:p>
          </table:table-cell>
          <table:table-cell table:style-name="ce26" office:value-type="float" office:value="511.8828125" calcext:value-type="float">
            <text:p>511.88</text:p>
          </table:table-cell>
          <table:table-cell table:style-name="ce103" office:value-type="float" office:value="32" calcext:value-type="float">
            <text:p>32.00</text:p>
          </table:table-cell>
          <table:table-cell table:number-columns-repeated="3" table:style-name="ce26" office:value-type="float" office:value="0" calcext:value-type="float">
            <text:p>0.00</text:p>
          </table:table-cell>
          <table:table-cell table:style-name="ce111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119" office:value-type="float" office:value="4096" calcext:value-type="float">
            <text:p>4096</text:p>
          </table:table-cell>
          <table:table-cell table:number-columns-repeated="3" table:style-name="ce82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3" office:value-type="float" office:value="8192" calcext:value-type="float">
            <text:p>8192</text:p>
          </table:table-cell>
          <table:table-cell office:value-type="float" office:value="4.21126" calcext:value-type="float">
            <text:p>4.21</text:p>
          </table:table-cell>
          <table:table-cell table:style-name="ce26" office:value-type="float" office:value="183.245666666667" calcext:value-type="float">
            <text:p>183.25</text:p>
          </table:table-cell>
          <table:table-cell table:style-name="ce103" office:value-type="float" office:value="67.7421" calcext:value-type="float">
            <text:p>67.74</text:p>
          </table:table-cell>
          <table:table-cell table:style-name="ce26" office:value-type="float" office:value="0.464538490439705" calcext:value-type="float">
            <text:p>0.46</text:p>
          </table:table-cell>
          <table:table-cell table:style-name="ce26" office:value-type="float" office:value="46.1353660691376" calcext:value-type="float">
            <text:p>46.14</text:p>
          </table:table-cell>
          <table:table-cell table:style-name="ce26" office:value-type="float" office:value="10.7263236707644" calcext:value-type="float">
            <text:p>10.73</text:p>
          </table:table-cell>
          <table:table-cell table:style-name="ce20" office:value-type="float" office:value="32" calcext:value-type="float">
            <text:p>32.00</text:p>
          </table:table-cell>
          <table:table-cell table:style-name="ce26" office:value-type="float" office:value="1023.87890625" calcext:value-type="float">
            <text:p>1,023.88</text:p>
          </table:table-cell>
          <table:table-cell table:style-name="ce103" office:value-type="float" office:value="32" calcext:value-type="float">
            <text:p>32.00</text:p>
          </table:table-cell>
          <table:table-cell table:number-columns-repeated="3" table:style-name="ce26" office:value-type="float" office:value="0" calcext:value-type="float">
            <text:p>0.00</text:p>
          </table:table-cell>
          <table:table-cell table:style-name="ce111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119" office:value-type="float" office:value="8192" calcext:value-type="float">
            <text:p>8192</text:p>
          </table:table-cell>
          <table:table-cell table:number-columns-repeated="3" table:style-name="ce82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3" office:value-type="float" office:value="16384" calcext:value-type="float">
            <text:p>16384</text:p>
          </table:table-cell>
          <table:table-cell office:value-type="float" office:value="4.86338333333333" calcext:value-type="float">
            <text:p>4.86</text:p>
          </table:table-cell>
          <table:table-cell table:style-name="ce26" office:value-type="float" office:value="252.754333333333" calcext:value-type="float">
            <text:p>252.75</text:p>
          </table:table-cell>
          <table:table-cell table:style-name="ce103" office:value-type="float" office:value="126.596" calcext:value-type="float">
            <text:p>126.60</text:p>
          </table:table-cell>
          <table:table-cell table:style-name="ce26" office:value-type="float" office:value="0.0484624610738388" calcext:value-type="float">
            <text:p>0.05</text:p>
          </table:table-cell>
          <table:table-cell table:style-name="ce26" office:value-type="float" office:value="92.9347102127797" calcext:value-type="float">
            <text:p>92.93</text:p>
          </table:table-cell>
          <table:table-cell table:style-name="ce26" office:value-type="float" office:value="21.584483338732" calcext:value-type="float">
            <text:p>21.58</text:p>
          </table:table-cell>
          <table:table-cell table:style-name="ce20" office:value-type="float" office:value="64" calcext:value-type="float">
            <text:p>64.00</text:p>
          </table:table-cell>
          <table:table-cell table:style-name="ce26" office:value-type="float" office:value="2047.876953125" calcext:value-type="float">
            <text:p>2,047.88</text:p>
          </table:table-cell>
          <table:table-cell table:style-name="ce103" office:value-type="float" office:value="32" calcext:value-type="float">
            <text:p>32.00</text:p>
          </table:table-cell>
          <table:table-cell table:number-columns-repeated="3" table:style-name="ce26" office:value-type="float" office:value="0" calcext:value-type="float">
            <text:p>0.00</text:p>
          </table:table-cell>
          <table:table-cell table:style-name="ce111" office:value-type="float" office:value="16" calcext:value-type="float">
            <text:p>16</text:p>
          </table:table-cell>
          <table:table-cell table:style-name="ce82" office:value-type="float" office:value="1" calcext:value-type="float">
            <text:p>1</text:p>
          </table:table-cell>
          <table:table-cell table:style-name="ce119" office:value-type="float" office:value="16384" calcext:value-type="float">
            <text:p>16384</text:p>
          </table:table-cell>
          <table:table-cell table:number-columns-repeated="3" table:style-name="ce82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</table:table-row>
        <table:table-row table:style-name="ro1">
          <table:table-cell table:style-name="ce30"/>
          <table:table-cell table:style-name="ce14" office:value-type="float" office:value="32768" calcext:value-type="float">
            <text:p>32768</text:p>
          </table:table-cell>
          <table:table-cell table:style-name="ce21" office:value-type="float" office:value="4.73224666666667" calcext:value-type="float">
            <text:p>4.73</text:p>
          </table:table-cell>
          <table:table-cell table:style-name="ce27" office:value-type="float" office:value="529.692" calcext:value-type="float">
            <text:p>529.69</text:p>
          </table:table-cell>
          <table:table-cell table:style-name="ce104" office:value-type="float" office:value="356.112333333333" calcext:value-type="float">
            <text:p>356.11</text:p>
          </table:table-cell>
          <table:table-cell table:style-name="ce27" office:value-type="float" office:value="0.489432884196938" calcext:value-type="float">
            <text:p>0.49</text:p>
          </table:table-cell>
          <table:table-cell table:style-name="ce27" office:value-type="float" office:value="88.2682962280342" calcext:value-type="float">
            <text:p>88.27</text:p>
          </table:table-cell>
          <table:table-cell table:style-name="ce27" office:value-type="float" office:value="150.019678783596" calcext:value-type="float">
            <text:p>150.02</text:p>
          </table:table-cell>
          <table:table-cell table:style-name="ce21" office:value-type="float" office:value="128" calcext:value-type="float">
            <text:p>128.00</text:p>
          </table:table-cell>
          <table:table-cell table:style-name="ce27" office:value-type="float" office:value="4095.8759765625" calcext:value-type="float">
            <text:p>4,095.88</text:p>
          </table:table-cell>
          <table:table-cell table:style-name="ce104" office:value-type="float" office:value="32" calcext:value-type="float">
            <text:p>32.00</text:p>
          </table:table-cell>
          <table:table-cell table:number-columns-repeated="3" table:style-name="ce27" office:value-type="float" office:value="0" calcext:value-type="float">
            <text:p>0.00</text:p>
          </table:table-cell>
          <table:table-cell table:style-name="ce112" office:value-type="float" office:value="32" calcext:value-type="float">
            <text:p>32</text:p>
          </table:table-cell>
          <table:table-cell table:style-name="ce83" office:value-type="float" office:value="1" calcext:value-type="float">
            <text:p>1</text:p>
          </table:table-cell>
          <table:table-cell table:style-name="ce120" office:value-type="float" office:value="32768" calcext:value-type="float">
            <text:p>32768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112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91"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Pooled</text:p>
          </table:table-cell>
          <table:table-cell table:style-name="ce12" office:value-type="float" office:value="256" calcext:value-type="float">
            <text:p>256</text:p>
          </table:table-cell>
          <table:table-cell table:style-name="ce19" office:value-type="float" office:value="5.82628333333333" calcext:value-type="float">
            <text:p>5.83</text:p>
          </table:table-cell>
          <table:table-cell table:style-name="ce25" office:value-type="float" office:value="11.3530833333333" calcext:value-type="float">
            <text:p>11.35</text:p>
          </table:table-cell>
          <table:table-cell table:style-name="ce102" office:value-type="float" office:value="4.00309666666667" calcext:value-type="float">
            <text:p>4.00</text:p>
          </table:table-cell>
          <table:table-cell table:style-name="ce19" office:value-type="float" office:value="0.720098724782466" calcext:value-type="float">
            <text:p>0.72</text:p>
          </table:table-cell>
          <table:table-cell table:style-name="ce25" office:value-type="float" office:value="2.85898817081032" calcext:value-type="float">
            <text:p>2.86</text:p>
          </table:table-cell>
          <table:table-cell table:style-name="ce102" office:value-type="float" office:value="0.0550046737408133" calcext:value-type="float">
            <text:p>0.06</text:p>
          </table:table-cell>
          <table:table-cell table:style-name="ce19" office:value-type="float" office:value="128" calcext:value-type="float">
            <text:p>128.00</text:p>
          </table:table-cell>
          <table:table-cell table:style-name="ce25" office:value-type="float" office:value="32" calcext:value-type="float">
            <text:p>32.00</text:p>
          </table:table-cell>
          <table:table-cell table:style-name="ce102" office:value-type="float" office:value="32" calcext:value-type="float">
            <text:p>32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02" office:value-type="float" office:value="0" calcext:value-type="float">
            <text:p>0.00</text:p>
          </table:table-cell>
          <table:table-cell table:style-name="ce110" office:value-type="float" office:value="32" calcext:value-type="float">
            <text:p>32</text:p>
          </table:table-cell>
          <table:table-cell table:style-name="ce81" office:value-type="float" office:value="1" calcext:value-type="float">
            <text:p>1</text:p>
          </table:table-cell>
          <table:table-cell table:style-name="ce118" office:value-type="float" office:value="256" calcext:value-type="float">
            <text:p>256</text:p>
          </table:table-cell>
          <table:table-cell table:style-name="ce110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110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9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3" office:value-type="float" office:value="512" calcext:value-type="float">
            <text:p>512</text:p>
          </table:table-cell>
          <table:table-cell office:value-type="float" office:value="4.84369" calcext:value-type="float">
            <text:p>4.84</text:p>
          </table:table-cell>
          <table:table-cell table:style-name="ce26" office:value-type="float" office:value="16.5694666666667" calcext:value-type="float">
            <text:p>16.57</text:p>
          </table:table-cell>
          <table:table-cell table:style-name="ce103" office:value-type="float" office:value="3.94077" calcext:value-type="float">
            <text:p>3.94</text:p>
          </table:table-cell>
          <table:table-cell table:style-name="ce20" office:value-type="float" office:value="0.273089102126028" calcext:value-type="float">
            <text:p>0.27</text:p>
          </table:table-cell>
          <table:table-cell table:style-name="ce26" office:value-type="float" office:value="5.58852504810825" calcext:value-type="float">
            <text:p>5.59</text:p>
          </table:table-cell>
          <table:table-cell table:style-name="ce103" office:value-type="float" office:value="0.0755415097810469" calcext:value-type="float">
            <text:p>0.08</text:p>
          </table:table-cell>
          <table:table-cell table:style-name="ce20" office:value-type="float" office:value="64" calcext:value-type="float">
            <text:p>64.00</text:p>
          </table:table-cell>
          <table:table-cell table:style-name="ce26" office:value-type="float" office:value="63.9375" calcext:value-type="float">
            <text:p>63.94</text:p>
          </table:table-cell>
          <table:table-cell table:style-name="ce103" office:value-type="float" office:value="32" calcext:value-type="float">
            <text:p>32.00</text:p>
          </table:table-cell>
          <table:table-cell table:style-name="ce20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11" office:value-type="float" office:value="16" calcext:value-type="float">
            <text:p>16</text:p>
          </table:table-cell>
          <table:table-cell table:style-name="ce82" office:value-type="float" office:value="1" calcext:value-type="float">
            <text:p>1</text:p>
          </table:table-cell>
          <table:table-cell table:style-name="ce119" office:value-type="float" office:value="512" calcext:value-type="float">
            <text:p>512</text:p>
          </table:table-cell>
          <table:table-cell table:style-name="ce111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3" office:value-type="float" office:value="1024" calcext:value-type="float">
            <text:p>1024</text:p>
          </table:table-cell>
          <table:table-cell office:value-type="float" office:value="3.66796" calcext:value-type="float">
            <text:p>3.67</text:p>
          </table:table-cell>
          <table:table-cell table:style-name="ce26" office:value-type="float" office:value="34.1657333333333" calcext:value-type="float">
            <text:p>34.17</text:p>
          </table:table-cell>
          <table:table-cell table:style-name="ce103" office:value-type="float" office:value="3.86667666666667" calcext:value-type="float">
            <text:p>3.87</text:p>
          </table:table-cell>
          <table:table-cell table:style-name="ce20" office:value-type="float" office:value="0.275431819694094" calcext:value-type="float">
            <text:p>0.28</text:p>
          </table:table-cell>
          <table:table-cell table:style-name="ce26" office:value-type="float" office:value="8.05161995770623" calcext:value-type="float">
            <text:p>8.05</text:p>
          </table:table-cell>
          <table:table-cell table:style-name="ce103" office:value-type="float" office:value="0.0285214591725833" calcext:value-type="float">
            <text:p>0.03</text:p>
          </table:table-cell>
          <table:table-cell table:style-name="ce20" office:value-type="float" office:value="32" calcext:value-type="float">
            <text:p>32.00</text:p>
          </table:table-cell>
          <table:table-cell table:style-name="ce26" office:value-type="float" office:value="127.90625" calcext:value-type="float">
            <text:p>127.91</text:p>
          </table:table-cell>
          <table:table-cell table:style-name="ce103" office:value-type="float" office:value="32" calcext:value-type="float">
            <text:p>32.00</text:p>
          </table:table-cell>
          <table:table-cell table:style-name="ce20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11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119" office:value-type="float" office:value="1024" calcext:value-type="float">
            <text:p>1024</text:p>
          </table:table-cell>
          <table:table-cell table:style-name="ce111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3" office:value-type="float" office:value="2048" calcext:value-type="float">
            <text:p>2048</text:p>
          </table:table-cell>
          <table:table-cell office:value-type="float" office:value="4.75630333333333" calcext:value-type="float">
            <text:p>4.76</text:p>
          </table:table-cell>
          <table:table-cell table:style-name="ce26" office:value-type="float" office:value="69.9187333333333" calcext:value-type="float">
            <text:p>69.92</text:p>
          </table:table-cell>
          <table:table-cell table:style-name="ce103" office:value-type="float" office:value="3.84963666666667" calcext:value-type="float">
            <text:p>3.85</text:p>
          </table:table-cell>
          <table:table-cell table:style-name="ce20" office:value-type="float" office:value="0.728926249790288" calcext:value-type="float">
            <text:p>0.73</text:p>
          </table:table-cell>
          <table:table-cell table:style-name="ce26" office:value-type="float" office:value="17.7721714009103" calcext:value-type="float">
            <text:p>17.77</text:p>
          </table:table-cell>
          <table:table-cell table:style-name="ce103" office:value-type="float" office:value="0.0370594607803909" calcext:value-type="float">
            <text:p>0.04</text:p>
          </table:table-cell>
          <table:table-cell table:style-name="ce20" office:value-type="float" office:value="32" calcext:value-type="float">
            <text:p>32.00</text:p>
          </table:table-cell>
          <table:table-cell table:style-name="ce26" office:value-type="float" office:value="255.890625" calcext:value-type="float">
            <text:p>255.89</text:p>
          </table:table-cell>
          <table:table-cell table:style-name="ce103" office:value-type="float" office:value="32" calcext:value-type="float">
            <text:p>32.00</text:p>
          </table:table-cell>
          <table:table-cell table:style-name="ce20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11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119" office:value-type="float" office:value="2048" calcext:value-type="float">
            <text:p>2048</text:p>
          </table:table-cell>
          <table:table-cell table:style-name="ce111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3" office:value-type="float" office:value="4096" calcext:value-type="float">
            <text:p>4096</text:p>
          </table:table-cell>
          <table:table-cell office:value-type="float" office:value="4.25390333333333" calcext:value-type="float">
            <text:p>4.25</text:p>
          </table:table-cell>
          <table:table-cell table:style-name="ce26" office:value-type="float" office:value="104.003633333333" calcext:value-type="float">
            <text:p>104.00</text:p>
          </table:table-cell>
          <table:table-cell table:style-name="ce103" office:value-type="float" office:value="3.87383" calcext:value-type="float">
            <text:p>3.87</text:p>
          </table:table-cell>
          <table:table-cell table:style-name="ce20" office:value-type="float" office:value="0.519322005727981" calcext:value-type="float">
            <text:p>0.52</text:p>
          </table:table-cell>
          <table:table-cell table:style-name="ce26" office:value-type="float" office:value="9.99388258502837" calcext:value-type="float">
            <text:p>9.99</text:p>
          </table:table-cell>
          <table:table-cell table:style-name="ce103" office:value-type="float" office:value="0.0321504292350817" calcext:value-type="float">
            <text:p>0.03</text:p>
          </table:table-cell>
          <table:table-cell table:style-name="ce20" office:value-type="float" office:value="32" calcext:value-type="float">
            <text:p>32.00</text:p>
          </table:table-cell>
          <table:table-cell table:style-name="ce26" office:value-type="float" office:value="511.8828125" calcext:value-type="float">
            <text:p>511.88</text:p>
          </table:table-cell>
          <table:table-cell table:style-name="ce103" office:value-type="float" office:value="32" calcext:value-type="float">
            <text:p>32.00</text:p>
          </table:table-cell>
          <table:table-cell table:style-name="ce20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11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119" office:value-type="float" office:value="4096" calcext:value-type="float">
            <text:p>4096</text:p>
          </table:table-cell>
          <table:table-cell table:style-name="ce111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3" office:value-type="float" office:value="8192" calcext:value-type="float">
            <text:p>8192</text:p>
          </table:table-cell>
          <table:table-cell office:value-type="float" office:value="3.94610333333333" calcext:value-type="float">
            <text:p>3.95</text:p>
          </table:table-cell>
          <table:table-cell table:style-name="ce26" office:value-type="float" office:value="163.213533333333" calcext:value-type="float">
            <text:p>163.21</text:p>
          </table:table-cell>
          <table:table-cell table:style-name="ce103" office:value-type="float" office:value="4.66343333333333" calcext:value-type="float">
            <text:p>4.66</text:p>
          </table:table-cell>
          <table:table-cell table:style-name="ce20" office:value-type="float" office:value="0.655345024726162" calcext:value-type="float">
            <text:p>0.66</text:p>
          </table:table-cell>
          <table:table-cell table:style-name="ce26" office:value-type="float" office:value="65.7843185406167" calcext:value-type="float">
            <text:p>65.78</text:p>
          </table:table-cell>
          <table:table-cell table:style-name="ce103" office:value-type="float" office:value="0.446972377259863" calcext:value-type="float">
            <text:p>0.45</text:p>
          </table:table-cell>
          <table:table-cell table:style-name="ce20" office:value-type="float" office:value="32" calcext:value-type="float">
            <text:p>32.00</text:p>
          </table:table-cell>
          <table:table-cell table:style-name="ce26" office:value-type="float" office:value="1023.87890625" calcext:value-type="float">
            <text:p>1,023.88</text:p>
          </table:table-cell>
          <table:table-cell table:style-name="ce103" office:value-type="float" office:value="32" calcext:value-type="float">
            <text:p>32.00</text:p>
          </table:table-cell>
          <table:table-cell table:style-name="ce20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11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119" office:value-type="float" office:value="8192" calcext:value-type="float">
            <text:p>8192</text:p>
          </table:table-cell>
          <table:table-cell table:style-name="ce111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3" office:value-type="float" office:value="16384" calcext:value-type="float">
            <text:p>16384</text:p>
          </table:table-cell>
          <table:table-cell office:value-type="float" office:value="4.84997333333333" calcext:value-type="float">
            <text:p>4.85</text:p>
          </table:table-cell>
          <table:table-cell table:style-name="ce26" office:value-type="float" office:value="378.077333333333" calcext:value-type="float">
            <text:p>378.08</text:p>
          </table:table-cell>
          <table:table-cell table:style-name="ce103" office:value-type="float" office:value="9.20033333333333" calcext:value-type="float">
            <text:p>9.20</text:p>
          </table:table-cell>
          <table:table-cell table:style-name="ce20" office:value-type="float" office:value="0.0568530353924337" calcext:value-type="float">
            <text:p>0.06</text:p>
          </table:table-cell>
          <table:table-cell table:style-name="ce26" office:value-type="float" office:value="63.0082818392419" calcext:value-type="float">
            <text:p>63.01</text:p>
          </table:table-cell>
          <table:table-cell table:style-name="ce103" office:value-type="float" office:value="0.954301449874898" calcext:value-type="float">
            <text:p>0.95</text:p>
          </table:table-cell>
          <table:table-cell table:style-name="ce20" office:value-type="float" office:value="64" calcext:value-type="float">
            <text:p>64.00</text:p>
          </table:table-cell>
          <table:table-cell table:style-name="ce26" office:value-type="float" office:value="2047.876953125" calcext:value-type="float">
            <text:p>2,047.88</text:p>
          </table:table-cell>
          <table:table-cell table:style-name="ce103" office:value-type="float" office:value="32" calcext:value-type="float">
            <text:p>32.00</text:p>
          </table:table-cell>
          <table:table-cell table:style-name="ce20" office:value-type="float" office:value="0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11" office:value-type="float" office:value="16" calcext:value-type="float">
            <text:p>16</text:p>
          </table:table-cell>
          <table:table-cell table:style-name="ce82" office:value-type="float" office:value="1" calcext:value-type="float">
            <text:p>1</text:p>
          </table:table-cell>
          <table:table-cell table:style-name="ce119" office:value-type="float" office:value="16384" calcext:value-type="float">
            <text:p>16384</text:p>
          </table:table-cell>
          <table:table-cell table:style-name="ce111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</table:table-row>
        <table:table-row table:style-name="ro1">
          <table:table-cell table:style-name="ce31"/>
          <table:table-cell table:style-name="ce45" office:value-type="float" office:value="32768" calcext:value-type="float">
            <text:p>32768</text:p>
          </table:table-cell>
          <table:table-cell table:style-name="ce57" office:value-type="float" office:value="5.38031666666667" calcext:value-type="float">
            <text:p>5.38</text:p>
          </table:table-cell>
          <table:table-cell table:style-name="ce68" office:value-type="float" office:value="512.115333333333" calcext:value-type="float">
            <text:p>512.12</text:p>
          </table:table-cell>
          <table:table-cell table:style-name="ce74" office:value-type="float" office:value="15.7475" calcext:value-type="float">
            <text:p>15.75</text:p>
          </table:table-cell>
          <table:table-cell table:style-name="ce57" office:value-type="float" office:value="0.205260778604519" calcext:value-type="float">
            <text:p>0.21</text:p>
          </table:table-cell>
          <table:table-cell table:style-name="ce68" office:value-type="float" office:value="33.1462569882835" calcext:value-type="float">
            <text:p>33.15</text:p>
          </table:table-cell>
          <table:table-cell table:style-name="ce74" office:value-type="float" office:value="3.81693966942104" calcext:value-type="float">
            <text:p>3.82</text:p>
          </table:table-cell>
          <table:table-cell table:style-name="ce57" office:value-type="float" office:value="128" calcext:value-type="float">
            <text:p>128.00</text:p>
          </table:table-cell>
          <table:table-cell table:style-name="ce68" office:value-type="float" office:value="4095.8759765625" calcext:value-type="float">
            <text:p>4,095.88</text:p>
          </table:table-cell>
          <table:table-cell table:style-name="ce74" office:value-type="float" office:value="32" calcext:value-type="float">
            <text:p>32.00</text:p>
          </table:table-cell>
          <table:table-cell table:style-name="ce57" office:value-type="float" office:value="0" calcext:value-type="float">
            <text:p>0.00</text:p>
          </table:table-cell>
          <table:table-cell table:style-name="ce68" office:value-type="float" office:value="0" calcext:value-type="float">
            <text:p>0.00</text:p>
          </table:table-cell>
          <table:table-cell table:style-name="ce74" office:value-type="float" office:value="0" calcext:value-type="float">
            <text:p>0.00</text:p>
          </table:table-cell>
          <table:table-cell table:style-name="ce80" office:value-type="float" office:value="32" calcext:value-type="float">
            <text:p>32</text:p>
          </table:table-cell>
          <table:table-cell table:style-name="ce84" office:value-type="float" office:value="1" calcext:value-type="float">
            <text:p>1</text:p>
          </table:table-cell>
          <table:table-cell table:style-name="ce85" office:value-type="float" office:value="32768" calcext:value-type="float">
            <text:p>32768</text:p>
          </table:table-cell>
          <table:table-cell table:style-name="ce80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3" calcext:value-type="float">
            <text:p>3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style-name="ce32" office:value-type="string" calcext:value-type="string" table:number-columns-spanned="5" table:number-rows-spanned="1">
            <text:p>Total Time (s)</text:p>
          </table:table-cell>
          <table:covered-table-cell/>
          <table:covered-table-cell table:style-name="Default"/>
          <table:covered-table-cell table:number-columns-repeated="2"/>
          <table:table-cell table:number-columns-repeated="18"/>
        </table:table-row>
        <table:table-row table:style-name="ro1">
          <table:table-cell table:style-name="ce17" office:value-type="string" calcext:value-type="string">
            <text:p>Executor</text:p>
          </table:table-cell>
          <table:table-cell table:style-name="ce11" office:value-type="string" calcext:value-type="string">
            <text:p>Row Size</text:p>
          </table:table-cell>
          <table:table-cell table:style-name="ce18" office:value-type="string" calcext:value-type="string">
            <text:p>get</text:p>
          </table:table-cell>
          <table:table-cell table:style-name="ce24" office:value-type="string" calcext:value-type="string">
            <text:p>merge</text:p>
          </table:table-cell>
          <table:table-cell table:style-name="ce24" office:value-type="string" calcext:value-type="string">
            <text:p>range</text:p>
          </table:table-cell>
          <table:table-cell table:number-columns-repeated="18"/>
        </table:table-row>
        <table:table-row table:style-name="ro1">
          <table:table-cell table:style-name="ce23" office:value-type="string" calcext:value-type="string">
            <text:p>Default</text:p>
          </table:table-cell>
          <table:table-cell table:style-name="ce12" office:value-type="float" office:value="256" calcext:value-type="float">
            <text:p>256</text:p>
          </table:table-cell>
          <table:table-cell table:style-name="ce19" office:value-type="float" office:value="5.45207" calcext:value-type="float">
            <text:p>5.45</text:p>
          </table:table-cell>
          <table:table-cell table:style-name="ce25" office:value-type="float" office:value="12.0123333333333" calcext:value-type="float">
            <text:p>12.01</text:p>
          </table:table-cell>
          <table:table-cell table:style-name="ce102" office:value-type="float" office:value="3.92126" calcext:value-type="float">
            <text:p>3.92</text:p>
          </table:table-cell>
          <table:table-cell table:number-columns-repeated="18"/>
        </table:table-row>
        <table:table-row table:style-name="ro1">
          <table:table-cell table:style-name="ce29"/>
          <table:table-cell table:style-name="ce13" office:value-type="float" office:value="512" calcext:value-type="float">
            <text:p>512</text:p>
          </table:table-cell>
          <table:table-cell office:value-type="float" office:value="4.78752" calcext:value-type="float">
            <text:p>4.79</text:p>
          </table:table-cell>
          <table:table-cell table:style-name="ce26" office:value-type="float" office:value="21.5768" calcext:value-type="float">
            <text:p>21.58</text:p>
          </table:table-cell>
          <table:table-cell table:style-name="ce103" office:value-type="float" office:value="3.79946333333333" calcext:value-type="float">
            <text:p>3.80</text:p>
          </table:table-cell>
          <table:table-cell table:number-columns-repeated="18"/>
        </table:table-row>
        <table:table-row table:style-name="ro1">
          <table:table-cell table:style-name="ce29"/>
          <table:table-cell table:style-name="ce13" office:value-type="float" office:value="1024" calcext:value-type="float">
            <text:p>1024</text:p>
          </table:table-cell>
          <table:table-cell office:value-type="float" office:value="4.05149" calcext:value-type="float">
            <text:p>4.05</text:p>
          </table:table-cell>
          <table:table-cell table:style-name="ce26" office:value-type="float" office:value="33.7619333333333" calcext:value-type="float">
            <text:p>33.76</text:p>
          </table:table-cell>
          <table:table-cell table:style-name="ce103" office:value-type="float" office:value="3.77153666666667" calcext:value-type="float">
            <text:p>3.77</text:p>
          </table:table-cell>
          <table:table-cell table:number-columns-repeated="18"/>
        </table:table-row>
        <table:table-row table:style-name="ro1">
          <table:table-cell table:style-name="ce29"/>
          <table:table-cell table:style-name="ce13" office:value-type="float" office:value="2048" calcext:value-type="float">
            <text:p>2048</text:p>
          </table:table-cell>
          <table:table-cell office:value-type="float" office:value="3.88671666666667" calcext:value-type="float">
            <text:p>3.89</text:p>
          </table:table-cell>
          <table:table-cell table:style-name="ce26" office:value-type="float" office:value="67.1675" calcext:value-type="float">
            <text:p>67.17</text:p>
          </table:table-cell>
          <table:table-cell table:style-name="ce103" office:value-type="float" office:value="3.53264333333333" calcext:value-type="float">
            <text:p>3.53</text:p>
          </table:table-cell>
          <table:table-cell table:number-columns-repeated="18"/>
        </table:table-row>
        <table:table-row table:style-name="ro1">
          <table:table-cell table:style-name="ce29"/>
          <table:table-cell table:style-name="ce13" office:value-type="float" office:value="4096" calcext:value-type="float">
            <text:p>4096</text:p>
          </table:table-cell>
          <table:table-cell office:value-type="float" office:value="4.22663333333333" calcext:value-type="float">
            <text:p>4.23</text:p>
          </table:table-cell>
          <table:table-cell table:style-name="ce26" office:value-type="float" office:value="130.415" calcext:value-type="float">
            <text:p>130.42</text:p>
          </table:table-cell>
          <table:table-cell table:style-name="ce103" office:value-type="float" office:value="36.0173566666667" calcext:value-type="float">
            <text:p>36.02</text:p>
          </table:table-cell>
          <table:table-cell table:number-columns-repeated="18"/>
        </table:table-row>
        <table:table-row table:style-name="ro1">
          <table:table-cell table:style-name="ce29"/>
          <table:table-cell table:style-name="ce13" office:value-type="float" office:value="8192" calcext:value-type="float">
            <text:p>8192</text:p>
          </table:table-cell>
          <table:table-cell office:value-type="float" office:value="4.21126" calcext:value-type="float">
            <text:p>4.21</text:p>
          </table:table-cell>
          <table:table-cell table:style-name="ce26" office:value-type="float" office:value="183.245666666667" calcext:value-type="float">
            <text:p>183.25</text:p>
          </table:table-cell>
          <table:table-cell table:style-name="ce103" office:value-type="float" office:value="67.7421" calcext:value-type="float">
            <text:p>67.74</text:p>
          </table:table-cell>
          <table:table-cell table:number-columns-repeated="18"/>
        </table:table-row>
        <table:table-row table:style-name="ro1">
          <table:table-cell table:style-name="ce29"/>
          <table:table-cell table:style-name="ce13" office:value-type="float" office:value="16384" calcext:value-type="float">
            <text:p>16384</text:p>
          </table:table-cell>
          <table:table-cell office:value-type="float" office:value="4.86338333333333" calcext:value-type="float">
            <text:p>4.86</text:p>
          </table:table-cell>
          <table:table-cell table:style-name="ce26" office:value-type="float" office:value="252.754333333333" calcext:value-type="float">
            <text:p>252.75</text:p>
          </table:table-cell>
          <table:table-cell table:style-name="ce103" office:value-type="float" office:value="126.596" calcext:value-type="float">
            <text:p>126.60</text:p>
          </table:table-cell>
          <table:table-cell table:number-columns-repeated="18"/>
        </table:table-row>
        <table:table-row table:style-name="ro1">
          <table:table-cell table:style-name="ce10"/>
          <table:table-cell table:style-name="ce14" office:value-type="float" office:value="32768" calcext:value-type="float">
            <text:p>32768</text:p>
          </table:table-cell>
          <table:table-cell table:style-name="ce21" office:value-type="float" office:value="4.73224666666667" calcext:value-type="float">
            <text:p>4.73</text:p>
          </table:table-cell>
          <table:table-cell table:style-name="ce27" office:value-type="float" office:value="529.692" calcext:value-type="float">
            <text:p>529.69</text:p>
          </table:table-cell>
          <table:table-cell table:style-name="ce104" office:value-type="float" office:value="356.112333333333" calcext:value-type="float">
            <text:p>356.11</text:p>
          </table:table-cell>
          <table:table-cell table:number-columns-repeated="18"/>
        </table:table-row>
        <table:table-row table:style-name="ro1">
          <table:table-cell/>
          <table:table-cell table:style-name="ce11" office:value-type="string" calcext:value-type="string">
            <text:p>Row Size</text:p>
          </table:table-cell>
          <table:table-cell table:style-name="ce18" office:value-type="string" calcext:value-type="string">
            <text:p>get</text:p>
          </table:table-cell>
          <table:table-cell table:style-name="ce24" office:value-type="string" calcext:value-type="string">
            <text:p>merge</text:p>
          </table:table-cell>
          <table:table-cell table:style-name="ce24" office:value-type="string" calcext:value-type="string">
            <text:p>range</text:p>
          </table:table-cell>
          <table:table-cell table:number-columns-repeated="18"/>
        </table:table-row>
        <table:table-row table:style-name="ro1">
          <table:table-cell table:style-name="ce23" office:value-type="string" calcext:value-type="string">
            <text:p>Pooled</text:p>
          </table:table-cell>
          <table:table-cell table:style-name="ce12" office:value-type="float" office:value="256" calcext:value-type="float">
            <text:p>256</text:p>
          </table:table-cell>
          <table:table-cell table:style-name="ce19" office:value-type="float" office:value="5.82628333333333" calcext:value-type="float">
            <text:p>5.83</text:p>
          </table:table-cell>
          <table:table-cell table:style-name="ce25" office:value-type="float" office:value="11.3530833333333" calcext:value-type="float">
            <text:p>11.35</text:p>
          </table:table-cell>
          <table:table-cell table:style-name="ce102" office:value-type="float" office:value="4.00309666666667" calcext:value-type="float">
            <text:p>4.00</text:p>
          </table:table-cell>
          <table:table-cell table:number-columns-repeated="18"/>
        </table:table-row>
        <table:table-row table:style-name="ro1">
          <table:table-cell table:style-name="ce29"/>
          <table:table-cell table:style-name="ce13" office:value-type="float" office:value="512" calcext:value-type="float">
            <text:p>512</text:p>
          </table:table-cell>
          <table:table-cell office:value-type="float" office:value="4.84369" calcext:value-type="float">
            <text:p>4.84</text:p>
          </table:table-cell>
          <table:table-cell table:style-name="ce26" office:value-type="float" office:value="16.5694666666667" calcext:value-type="float">
            <text:p>16.57</text:p>
          </table:table-cell>
          <table:table-cell table:style-name="ce103" office:value-type="float" office:value="3.94077" calcext:value-type="float">
            <text:p>3.94</text:p>
          </table:table-cell>
          <table:table-cell table:number-columns-repeated="18"/>
        </table:table-row>
        <table:table-row table:style-name="ro1">
          <table:table-cell table:style-name="ce29"/>
          <table:table-cell table:style-name="ce13" office:value-type="float" office:value="1024" calcext:value-type="float">
            <text:p>1024</text:p>
          </table:table-cell>
          <table:table-cell office:value-type="float" office:value="3.66796" calcext:value-type="float">
            <text:p>3.67</text:p>
          </table:table-cell>
          <table:table-cell table:style-name="ce26" office:value-type="float" office:value="34.1657333333333" calcext:value-type="float">
            <text:p>34.17</text:p>
          </table:table-cell>
          <table:table-cell table:style-name="ce103" office:value-type="float" office:value="3.86667666666667" calcext:value-type="float">
            <text:p>3.87</text:p>
          </table:table-cell>
          <table:table-cell table:number-columns-repeated="18"/>
        </table:table-row>
        <table:table-row table:style-name="ro1">
          <table:table-cell table:style-name="ce29"/>
          <table:table-cell table:style-name="ce13" office:value-type="float" office:value="2048" calcext:value-type="float">
            <text:p>2048</text:p>
          </table:table-cell>
          <table:table-cell office:value-type="float" office:value="4.75630333333333" calcext:value-type="float">
            <text:p>4.76</text:p>
          </table:table-cell>
          <table:table-cell table:style-name="ce26" office:value-type="float" office:value="69.9187333333333" calcext:value-type="float">
            <text:p>69.92</text:p>
          </table:table-cell>
          <table:table-cell table:style-name="ce103" office:value-type="float" office:value="3.84963666666667" calcext:value-type="float">
            <text:p>3.85</text:p>
          </table:table-cell>
          <table:table-cell table:number-columns-repeated="18"/>
        </table:table-row>
        <table:table-row table:style-name="ro1">
          <table:table-cell table:style-name="ce29"/>
          <table:table-cell table:style-name="ce13" office:value-type="float" office:value="4096" calcext:value-type="float">
            <text:p>4096</text:p>
          </table:table-cell>
          <table:table-cell office:value-type="float" office:value="4.25390333333333" calcext:value-type="float">
            <text:p>4.25</text:p>
          </table:table-cell>
          <table:table-cell table:style-name="ce26" office:value-type="float" office:value="104.003633333333" calcext:value-type="float">
            <text:p>104.00</text:p>
          </table:table-cell>
          <table:table-cell table:style-name="ce103" office:value-type="float" office:value="3.87383" calcext:value-type="float">
            <text:p>3.87</text:p>
          </table:table-cell>
          <table:table-cell table:number-columns-repeated="18"/>
        </table:table-row>
        <table:table-row table:style-name="ro1">
          <table:table-cell table:style-name="ce29"/>
          <table:table-cell table:style-name="ce13" office:value-type="float" office:value="8192" calcext:value-type="float">
            <text:p>8192</text:p>
          </table:table-cell>
          <table:table-cell office:value-type="float" office:value="3.94610333333333" calcext:value-type="float">
            <text:p>3.95</text:p>
          </table:table-cell>
          <table:table-cell table:style-name="ce26" office:value-type="float" office:value="163.213533333333" calcext:value-type="float">
            <text:p>163.21</text:p>
          </table:table-cell>
          <table:table-cell table:style-name="ce103" office:value-type="float" office:value="4.66343333333333" calcext:value-type="float">
            <text:p>4.66</text:p>
          </table:table-cell>
          <table:table-cell table:number-columns-repeated="18"/>
        </table:table-row>
        <table:table-row table:style-name="ro1">
          <table:table-cell table:style-name="ce29"/>
          <table:table-cell table:style-name="ce13" office:value-type="float" office:value="16384" calcext:value-type="float">
            <text:p>16384</text:p>
          </table:table-cell>
          <table:table-cell office:value-type="float" office:value="4.84997333333333" calcext:value-type="float">
            <text:p>4.85</text:p>
          </table:table-cell>
          <table:table-cell table:style-name="ce26" office:value-type="float" office:value="378.077333333333" calcext:value-type="float">
            <text:p>378.08</text:p>
          </table:table-cell>
          <table:table-cell table:style-name="ce103" office:value-type="float" office:value="9.20033333333333" calcext:value-type="float">
            <text:p>9.20</text:p>
          </table:table-cell>
          <table:table-cell table:number-columns-repeated="18"/>
        </table:table-row>
        <table:table-row table:style-name="ro1">
          <table:table-cell table:style-name="ce16"/>
          <table:table-cell table:style-name="ce15" office:value-type="float" office:value="32768" calcext:value-type="float">
            <text:p>32768</text:p>
          </table:table-cell>
          <table:table-cell table:style-name="ce22" office:value-type="float" office:value="5.38031666666667" calcext:value-type="float">
            <text:p>5.38</text:p>
          </table:table-cell>
          <table:table-cell table:style-name="ce28" office:value-type="float" office:value="512.115333333333" calcext:value-type="float">
            <text:p>512.12</text:p>
          </table:table-cell>
          <table:table-cell table:style-name="ce105" office:value-type="float" office:value="15.7475" calcext:value-type="float">
            <text:p>15.75</text:p>
          </table:table-cell>
          <table:table-cell table:number-columns-repeated="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data transferred Size (MB)</text:p>
          </table:table-cell>
          <table:covered-table-cell table:style-name="Default"/>
          <table:table-cell table:style-name="ce32" office:value-type="string" calcext:value-type="string" table:number-columns-spanned="2" table:number-rows-spanned="1">
            <text:p># of requests</text:p>
          </table:table-cell>
          <table:covered-table-cell/>
          <table:table-cell table:style-name="ce32" office:value-type="string" calcext:value-type="string" table:number-columns-spanned="2" table:number-rows-spanned="1">
            <text:p>Cost ($)</text:p>
          </table:table-cell>
          <table:covered-table-cell/>
          <table:table-cell table:number-columns-repeated="16"/>
        </table:table-row>
        <table:table-row table:style-name="ro1">
          <table:table-cell table:style-name="ce11" office:value-type="string" calcext:value-type="string">
            <text:p>Row Size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range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range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range</text:p>
          </table:table-cell>
          <table:table-cell table:number-columns-repeated="16"/>
        </table:table-row>
        <table:table-row table:style-name="ro1">
          <table:table-cell table:style-name="ce12" office:value-type="float" office:value="256" calcext:value-type="float">
            <text:p>256</text:p>
          </table:table-cell>
          <table:table-cell table:style-name="ce19" office:value-type="float" office:value="128" calcext:value-type="float">
            <text:p>128.00</text:p>
          </table:table-cell>
          <table:table-cell table:style-name="ce102" office:value-type="float" office:value="32" calcext:value-type="float">
            <text:p>32.00</text:p>
          </table:table-cell>
          <table:table-cell table:style-name="ce110" office:value-type="float" office:value="32" calcext:value-type="float">
            <text:p>32</text:p>
          </table:table-cell>
          <table:table-cell table:style-name="ce118" office:value-type="float" office:value="256" calcext:value-type="float">
            <text:p>256</text:p>
          </table:table-cell>
          <table:table-cell table:formula="of:=0.0000004*[.D47]+[.B47]/1024*0.09" office:value-type="float" office:value="0.0112628" calcext:value-type="float">
            <text:p>0.0112628</text:p>
          </table:table-cell>
          <table:table-cell table:formula="of:=0.0000004*[.E47]+[.C47]/1024*0.09" office:value-type="float" office:value="0.0029149" calcext:value-type="float">
            <text:p>0.0029149</text:p>
          </table:table-cell>
          <table:table-cell table:number-columns-repeated="16"/>
        </table:table-row>
        <table:table-row table:style-name="ro1">
          <table:table-cell table:style-name="ce13" office:value-type="float" office:value="512" calcext:value-type="float">
            <text:p>512</text:p>
          </table:table-cell>
          <table:table-cell table:style-name="ce20" office:value-type="float" office:value="64" calcext:value-type="float">
            <text:p>64.00</text:p>
          </table:table-cell>
          <table:table-cell table:style-name="ce103" office:value-type="float" office:value="32" calcext:value-type="float">
            <text:p>32.00</text:p>
          </table:table-cell>
          <table:table-cell table:style-name="ce111" office:value-type="float" office:value="16" calcext:value-type="float">
            <text:p>16</text:p>
          </table:table-cell>
          <table:table-cell table:style-name="ce119" office:value-type="float" office:value="512" calcext:value-type="float">
            <text:p>512</text:p>
          </table:table-cell>
          <table:table-cell table:formula="of:=0.0000004*[.D48]+[.B48]/1024*0.09" office:value-type="float" office:value="0.0056314" calcext:value-type="float">
            <text:p>0.0056314</text:p>
          </table:table-cell>
          <table:table-cell table:formula="of:=0.0000004*[.E48]+[.C48]/1024*0.09" office:value-type="float" office:value="0.0030173" calcext:value-type="float">
            <text:p>0.0030173</text:p>
          </table:table-cell>
          <table:table-cell table:number-columns-repeated="16"/>
        </table:table-row>
        <table:table-row table:style-name="ro1">
          <table:table-cell table:style-name="ce13" office:value-type="float" office:value="1024" calcext:value-type="float">
            <text:p>1024</text:p>
          </table:table-cell>
          <table:table-cell table:style-name="ce20" office:value-type="float" office:value="32" calcext:value-type="float">
            <text:p>32.00</text:p>
          </table:table-cell>
          <table:table-cell table:style-name="ce103" office:value-type="float" office:value="32" calcext:value-type="float">
            <text:p>32.00</text:p>
          </table:table-cell>
          <table:table-cell table:style-name="ce111" office:value-type="float" office:value="8" calcext:value-type="float">
            <text:p>8</text:p>
          </table:table-cell>
          <table:table-cell table:style-name="ce119" office:value-type="float" office:value="1024" calcext:value-type="float">
            <text:p>1024</text:p>
          </table:table-cell>
          <table:table-cell table:formula="of:=0.0000004*[.D49]+[.B49]/1024*0.09" office:value-type="float" office:value="0.0028157" calcext:value-type="float">
            <text:p>0.0028157</text:p>
          </table:table-cell>
          <table:table-cell table:formula="of:=0.0000004*[.E49]+[.C49]/1024*0.09" office:value-type="float" office:value="0.0032221" calcext:value-type="float">
            <text:p>0.0032221</text:p>
          </table:table-cell>
          <table:table-cell table:number-columns-repeated="16"/>
        </table:table-row>
        <table:table-row table:style-name="ro1">
          <table:table-cell table:style-name="ce13" office:value-type="float" office:value="2048" calcext:value-type="float">
            <text:p>2048</text:p>
          </table:table-cell>
          <table:table-cell table:style-name="ce20" office:value-type="float" office:value="32" calcext:value-type="float">
            <text:p>32.00</text:p>
          </table:table-cell>
          <table:table-cell table:style-name="ce103" office:value-type="float" office:value="32" calcext:value-type="float">
            <text:p>32.00</text:p>
          </table:table-cell>
          <table:table-cell table:style-name="ce111" office:value-type="float" office:value="8" calcext:value-type="float">
            <text:p>8</text:p>
          </table:table-cell>
          <table:table-cell table:style-name="ce119" office:value-type="float" office:value="2048" calcext:value-type="float">
            <text:p>2048</text:p>
          </table:table-cell>
          <table:table-cell table:formula="of:=0.0000004*[.D50]+[.B50]/1024*0.09" office:value-type="float" office:value="0.0028157" calcext:value-type="float">
            <text:p>0.0028157</text:p>
          </table:table-cell>
          <table:table-cell table:formula="of:=0.0000004*[.E50]+[.C50]/1024*0.09" office:value-type="float" office:value="0.0036317" calcext:value-type="float">
            <text:p>0.0036317</text:p>
          </table:table-cell>
          <table:table-cell table:number-columns-repeated="16"/>
        </table:table-row>
        <table:table-row table:style-name="ro1">
          <table:table-cell table:style-name="ce13" office:value-type="float" office:value="4096" calcext:value-type="float">
            <text:p>4096</text:p>
          </table:table-cell>
          <table:table-cell table:style-name="ce20" office:value-type="float" office:value="32" calcext:value-type="float">
            <text:p>32.00</text:p>
          </table:table-cell>
          <table:table-cell table:style-name="ce103" office:value-type="float" office:value="32" calcext:value-type="float">
            <text:p>32.00</text:p>
          </table:table-cell>
          <table:table-cell table:style-name="ce111" office:value-type="float" office:value="8" calcext:value-type="float">
            <text:p>8</text:p>
          </table:table-cell>
          <table:table-cell table:style-name="ce119" office:value-type="float" office:value="4096" calcext:value-type="float">
            <text:p>4096</text:p>
          </table:table-cell>
          <table:table-cell table:formula="of:=0.0000004*[.D51]+[.B51]/1024*0.09" office:value-type="float" office:value="0.0028157" calcext:value-type="float">
            <text:p>0.0028157</text:p>
          </table:table-cell>
          <table:table-cell table:formula="of:=0.0000004*[.E51]+[.C51]/1024*0.09" office:value-type="float" office:value="0.0044509" calcext:value-type="float">
            <text:p>0.0044509</text:p>
          </table:table-cell>
          <table:table-cell table:number-columns-repeated="16"/>
        </table:table-row>
        <table:table-row table:style-name="ro1">
          <table:table-cell table:style-name="ce13" office:value-type="float" office:value="8192" calcext:value-type="float">
            <text:p>8192</text:p>
          </table:table-cell>
          <table:table-cell table:style-name="ce20" office:value-type="float" office:value="32" calcext:value-type="float">
            <text:p>32.00</text:p>
          </table:table-cell>
          <table:table-cell table:style-name="ce103" office:value-type="float" office:value="32" calcext:value-type="float">
            <text:p>32.00</text:p>
          </table:table-cell>
          <table:table-cell table:style-name="ce111" office:value-type="float" office:value="8" calcext:value-type="float">
            <text:p>8</text:p>
          </table:table-cell>
          <table:table-cell table:style-name="ce119" office:value-type="float" office:value="8192" calcext:value-type="float">
            <text:p>8192</text:p>
          </table:table-cell>
          <table:table-cell table:formula="of:=0.0000004*[.D52]+[.B52]/1024*0.09" office:value-type="float" office:value="0.0028157" calcext:value-type="float">
            <text:p>0.0028157</text:p>
          </table:table-cell>
          <table:table-cell table:formula="of:=0.0000004*[.E52]+[.C52]/1024*0.09" office:value-type="float" office:value="0.0060893" calcext:value-type="float">
            <text:p>0.0060893</text:p>
          </table:table-cell>
          <table:table-cell table:number-columns-repeated="16"/>
        </table:table-row>
        <table:table-row table:style-name="ro1">
          <table:table-cell table:style-name="ce13" office:value-type="float" office:value="16384" calcext:value-type="float">
            <text:p>16384</text:p>
          </table:table-cell>
          <table:table-cell table:style-name="ce20" office:value-type="float" office:value="64" calcext:value-type="float">
            <text:p>64.00</text:p>
          </table:table-cell>
          <table:table-cell table:style-name="ce103" office:value-type="float" office:value="32" calcext:value-type="float">
            <text:p>32.00</text:p>
          </table:table-cell>
          <table:table-cell table:style-name="ce111" office:value-type="float" office:value="16" calcext:value-type="float">
            <text:p>16</text:p>
          </table:table-cell>
          <table:table-cell table:style-name="ce119" office:value-type="float" office:value="16384" calcext:value-type="float">
            <text:p>16384</text:p>
          </table:table-cell>
          <table:table-cell table:formula="of:=0.0000004*[.D53]+[.B53]/1024*0.09" office:value-type="float" office:value="0.0056314" calcext:value-type="float">
            <text:p>0.0056314</text:p>
          </table:table-cell>
          <table:table-cell table:formula="of:=0.0000004*[.E53]+[.C53]/1024*0.09" office:value-type="float" office:value="0.0093661" calcext:value-type="float">
            <text:p>0.0093661</text:p>
          </table:table-cell>
          <table:table-cell table:number-columns-repeated="16"/>
        </table:table-row>
        <table:table-row table:style-name="ro1">
          <table:table-cell table:style-name="ce14" office:value-type="float" office:value="32768" calcext:value-type="float">
            <text:p>32768</text:p>
          </table:table-cell>
          <table:table-cell table:style-name="ce21" office:value-type="float" office:value="128" calcext:value-type="float">
            <text:p>128.00</text:p>
          </table:table-cell>
          <table:table-cell table:style-name="ce104" office:value-type="float" office:value="32" calcext:value-type="float">
            <text:p>32.00</text:p>
          </table:table-cell>
          <table:table-cell table:style-name="ce112" office:value-type="float" office:value="32" calcext:value-type="float">
            <text:p>32</text:p>
          </table:table-cell>
          <table:table-cell table:style-name="ce120" office:value-type="float" office:value="32768" calcext:value-type="float">
            <text:p>32768</text:p>
          </table:table-cell>
          <table:table-cell table:formula="of:=0.0000004*[.D54]+[.B54]/1024*0.09" office:value-type="float" office:value="0.0112628" calcext:value-type="float">
            <text:p>0.0112628</text:p>
          </table:table-cell>
          <table:table-cell table:formula="of:=0.0000004*[.E54]+[.C54]/1024*0.09" office:value-type="float" office:value="0.0159197" calcext:value-type="float">
            <text:p>0.015919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4" office:value-type="string" calcext:value-type="string">
            <text:p>merge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5" office:value-type="float" office:value="32" calcext:value-type="float">
            <text:p>32.0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6" office:value-type="float" office:value="63.9375" calcext:value-type="float">
            <text:p>63.94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6" office:value-type="float" office:value="127.90625" calcext:value-type="float">
            <text:p>127.9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6" office:value-type="float" office:value="255.890625" calcext:value-type="float">
            <text:p>255.89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6" office:value-type="float" office:value="511.8828125" calcext:value-type="float">
            <text:p>511.8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6" office:value-type="float" office:value="1023.87890625" calcext:value-type="float">
            <text:p>1,023.8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6" office:value-type="float" office:value="2047.876953125" calcext:value-type="float">
            <text:p>2,047.8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7" office:value-type="float" office:value="4095.8759765625" calcext:value-type="float">
            <text:p>4,095.88</text:p>
          </table:table-cell>
          <table:table-cell table:number-columns-repeated="20"/>
        </table:table-row>
      </table:table>
      <table:named-expressions/>
      <table:data-pilot-tables>
        <table:data-pilot-table table:name="DataPilot1" table:application-data="" table:target-range-address="'Pivot Table_out_1'.A1:'Pivot Table_out_1'.W19" table:buttons="'Pivot Table_out_1'.A3 'Pivot Table_out_1'.B3 'Pivot Table_out_1'.C1 'Pivot Table_out_1'.D1" table:grand-total="none" table:show-filter-button="false">
          <table:source-cell-range table:cell-range-address="out.A1:out.H1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column" table:used-hierarchy="0" table:function="auto">
            <table:data-pilot-level table:show-empty="false" calcext:repeat-item-labels="false">
              <table:data-pilot-members>
                <table:data-pilot-member table:name="get" table:display="true" table:show-details="true"/>
                <table:data-pilot-member table:name="merge" table:display="true" table:show-details="true"/>
                <table:data-pilot-member table:name="ran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ecutor" table:orientation="row" table:used-hierarchy="0" table:function="auto">
            <table:data-pilot-level table:show-empty="false" calcext:repeat-item-labels="false">
              <table:data-pilot-members>
                <table:data-pilot-member table:name="Default" table:display="true" table:show-details="true"/>
                <table:data-pilot-member table:name="Pool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w Size" table:orientation="row" table:used-hierarchy="0" table:function="auto">
            <table:data-pilot-level table:show-empty="false" calcext:repeat-item-labels="false">
              <table:data-pilot-members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average">
            <table:data-pilot-level table:show-empty="false" calcext:repeat-item-labels="false">
              <table:data-pilot-members>
                <table:data-pilot-member table:name="3.12" table:display="true" table:show-details="true"/>
                <table:data-pilot-member table:name="3.30" table:display="true" table:show-details="true"/>
                <table:data-pilot-member table:name="3.37" table:display="true" table:show-details="true"/>
                <table:data-pilot-member table:name="3.44" table:display="true" table:show-details="true"/>
                <table:data-pilot-member table:name="3.48" table:display="true" table:show-details="true"/>
                <table:data-pilot-member table:name="3.66" table:display="true" table:show-details="true"/>
                <table:data-pilot-member table:name="3.71" table:display="true" table:show-details="true"/>
                <table:data-pilot-member table:name="3.73" table:display="true" table:show-details="true"/>
                <table:data-pilot-member table:name="3.74" table:display="true" table:show-details="true"/>
                <table:data-pilot-member table:name="3.75" table:display="true" table:show-details="true"/>
                <table:data-pilot-member table:name="3.76" table:display="true" table:show-details="true"/>
                <table:data-pilot-member table:name="3.80" table:display="true" table:show-details="true"/>
                <table:data-pilot-member table:name="3.81" table:display="true" table:show-details="true"/>
                <table:data-pilot-member table:name="3.82" table:display="true" table:show-details="true"/>
                <table:data-pilot-member table:name="3.83" table:display="true" table:show-details="true"/>
                <table:data-pilot-member table:name="3.84" table:display="true" table:show-details="true"/>
                <table:data-pilot-member table:name="3.86" table:display="true" table:show-details="true"/>
                <table:data-pilot-member table:name="3.88" table:display="true" table:show-details="true"/>
                <table:data-pilot-member table:name="3.89" table:display="true" table:show-details="true"/>
                <table:data-pilot-member table:name="3.90" table:display="true" table:show-details="true"/>
                <table:data-pilot-member table:name="3.91" table:display="true" table:show-details="true"/>
                <table:data-pilot-member table:name="3.92" table:display="true" table:show-details="true"/>
                <table:data-pilot-member table:name="3.93" table:display="true" table:show-details="true"/>
                <table:data-pilot-member table:name="3.94" table:display="true" table:show-details="true"/>
                <table:data-pilot-member table:name="4.03" table:display="true" table:show-details="true"/>
                <table:data-pilot-member table:name="4.04" table:display="true" table:show-details="true"/>
                <table:data-pilot-member table:name="4.06" table:display="true" table:show-details="true"/>
                <table:data-pilot-member table:name="4.08" table:display="true" table:show-details="true"/>
                <table:data-pilot-member table:name="4.15" table:display="true" table:show-details="true"/>
                <table:data-pilot-member table:name="4.19" table:display="true" table:show-details="true"/>
                <table:data-pilot-member table:name="4.22" table:display="true" table:show-details="true"/>
                <table:data-pilot-member table:name="4.26" table:display="true" table:show-details="true"/>
                <table:data-pilot-member table:name="4.30" table:display="true" table:show-details="true"/>
                <table:data-pilot-member table:name="4.34" table:display="true" table:show-details="true"/>
                <table:data-pilot-member table:name="4.38" table:display="true" table:show-details="true"/>
                <table:data-pilot-member table:name="4.42" table:display="true" table:show-details="true"/>
                <table:data-pilot-member table:name="4.43" table:display="true" table:show-details="true"/>
                <table:data-pilot-member table:name="4.47" table:display="true" table:show-details="true"/>
                <table:data-pilot-member table:name="4.54" table:display="true" table:show-details="true"/>
                <table:data-pilot-member table:name="4.57" table:display="true" table:show-details="true"/>
                <table:data-pilot-member table:name="4.59" table:display="true" table:show-details="true"/>
                <table:data-pilot-member table:name="4.62" table:display="true" table:show-details="true"/>
                <table:data-pilot-member table:name="4.63" table:display="true" table:show-details="true"/>
                <table:data-pilot-member table:name="4.69" table:display="true" table:show-details="true"/>
                <table:data-pilot-member table:name="4.75" table:display="true" table:show-details="true"/>
                <table:data-pilot-member table:name="4.79" table:display="true" table:show-details="true"/>
                <table:data-pilot-member table:name="4.82" table:display="true" table:show-details="true"/>
                <table:data-pilot-member table:name="4.85" table:display="true" table:show-details="true"/>
                <table:data-pilot-member table:name="4.86" table:display="true" table:show-details="true"/>
                <table:data-pilot-member table:name="4.90" table:display="true" table:show-details="true"/>
                <table:data-pilot-member table:name="4.92" table:display="true" table:show-details="true"/>
                <table:data-pilot-member table:name="4.94" table:display="true" table:show-details="true"/>
                <table:data-pilot-member table:name="5.04" table:display="true" table:show-details="true"/>
                <table:data-pilot-member table:name="5.05" table:display="true" table:show-details="true"/>
                <table:data-pilot-member table:name="5.10" table:display="true" table:show-details="true"/>
                <table:data-pilot-member table:name="5.16" table:display="true" table:show-details="true"/>
                <table:data-pilot-member table:name="5.18" table:display="true" table:show-details="true"/>
                <table:data-pilot-member table:name="5.28" table:display="true" table:show-details="true"/>
                <table:data-pilot-member table:name="5.30" table:display="true" table:show-details="true"/>
                <table:data-pilot-member table:name="5.35" table:display="true" table:show-details="true"/>
                <table:data-pilot-member table:name="5.43" table:display="true" table:show-details="true"/>
                <table:data-pilot-member table:name="5.56" table:display="true" table:show-details="true"/>
                <table:data-pilot-member table:name="5.63" table:display="true" table:show-details="true"/>
                <table:data-pilot-member table:name="5.96" table:display="true" table:show-details="true"/>
                <table:data-pilot-member table:name="6.47" table:display="true" table:show-details="true"/>
                <table:data-pilot-member table:name="8.15" table:display="true" table:show-details="true"/>
                <table:data-pilot-member table:name="8.41" table:display="true" table:show-details="true"/>
                <table:data-pilot-member table:name="9.42" table:display="true" table:show-details="true"/>
                <table:data-pilot-member table:name="10.02" table:display="true" table:show-details="true"/>
                <table:data-pilot-member table:name="10.14" table:display="true" table:show-details="true"/>
                <table:data-pilot-member table:name="11.53" table:display="true" table:show-details="true"/>
                <table:data-pilot-member table:name="11.66" table:display="true" table:show-details="true"/>
                <table:data-pilot-member table:name="12.02" table:display="true" table:show-details="true"/>
                <table:data-pilot-member table:name="12.36" table:display="true" table:show-details="true"/>
                <table:data-pilot-member table:name="13.22" table:display="true" table:show-details="true"/>
                <table:data-pilot-member table:name="13.89" table:display="true" table:show-details="true"/>
                <table:data-pilot-member table:name="14.12" table:display="true" table:show-details="true"/>
                <table:data-pilot-member table:name="19.30" table:display="true" table:show-details="true"/>
                <table:data-pilot-member table:name="19.63" table:display="true" table:show-details="true"/>
                <table:data-pilot-member table:name="20.14" table:display="true" table:show-details="true"/>
                <table:data-pilot-member table:name="20.27" table:display="true" table:show-details="true"/>
                <table:data-pilot-member table:name="20.79" table:display="true" table:show-details="true"/>
                <table:data-pilot-member table:name="24.31" table:display="true" table:show-details="true"/>
                <table:data-pilot-member table:name="26.23" table:display="true" table:show-details="true"/>
                <table:data-pilot-member table:name="29.11" table:display="true" table:show-details="true"/>
                <table:data-pilot-member table:name="29.94" table:display="true" table:show-details="true"/>
                <table:data-pilot-member table:name="36.26" table:display="true" table:show-details="true"/>
                <table:data-pilot-member table:name="38.80" table:display="true" table:show-details="true"/>
                <table:data-pilot-member table:name="43.45" table:display="true" table:show-details="true"/>
                <table:data-pilot-member table:name="49.52" table:display="true" table:show-details="true"/>
                <table:data-pilot-member table:name="53.99" table:display="true" table:show-details="true"/>
                <table:data-pilot-member table:name="54.79" table:display="true" table:show-details="true"/>
                <table:data-pilot-member table:name="55.40" table:display="true" table:show-details="true"/>
                <table:data-pilot-member table:name="58.89" table:display="true" table:show-details="true"/>
                <table:data-pilot-member table:name="60.44" table:display="true" table:show-details="true"/>
                <table:data-pilot-member table:name="62.90" table:display="true" table:show-details="true"/>
                <table:data-pilot-member table:name="73.02" table:display="true" table:show-details="true"/>
                <table:data-pilot-member table:name="74.81" table:display="true" table:show-details="true"/>
                <table:data-pilot-member table:name="84.61" table:display="true" table:show-details="true"/>
                <table:data-pilot-member table:name="87.87" table:display="true" table:show-details="true"/>
                <table:data-pilot-member table:name="90.42" table:display="true" table:show-details="true"/>
                <table:data-pilot-member table:name="97.12" table:display="true" table:show-details="true"/>
                <table:data-pilot-member table:name="99.43" table:display="true" table:show-details="true"/>
                <table:data-pilot-member table:name="100.43" table:display="true" table:show-details="true"/>
                <table:data-pilot-member table:name="104.66" table:display="true" table:show-details="true"/>
                <table:data-pilot-member table:name="110.85" table:display="true" table:show-details="true"/>
                <table:data-pilot-member table:name="115.47" table:display="true" table:show-details="true"/>
                <table:data-pilot-member table:name="127.32" table:display="true" table:show-details="true"/>
                <table:data-pilot-member table:name="137.67" table:display="true" table:show-details="true"/>
                <table:data-pilot-member table:name="147.81" table:display="true" table:show-details="true"/>
                <table:data-pilot-member table:name="148.71" table:display="true" table:show-details="true"/>
                <table:data-pilot-member table:name="179.97" table:display="true" table:show-details="true"/>
                <table:data-pilot-member table:name="182.14" table:display="true" table:show-details="true"/>
                <table:data-pilot-member table:name="192.48" table:display="true" table:show-details="true"/>
                <table:data-pilot-member table:name="209.29" table:display="true" table:show-details="true"/>
                <table:data-pilot-member table:name="229.92" table:display="true" table:show-details="true"/>
                <table:data-pilot-member table:name="253.86" table:display="true" table:show-details="true"/>
                <table:data-pilot-member table:name="282.03" table:display="true" table:show-details="true"/>
                <table:data-pilot-member table:name="286.15" table:display="true" table:show-details="true"/>
                <table:data-pilot-member table:name="327.53" table:display="true" table:show-details="true"/>
                <table:data-pilot-member table:name="341.64" table:display="true" table:show-details="true"/>
                <table:data-pilot-member table:name="341.76" table:display="true" table:show-details="true"/>
                <table:data-pilot-member table:name="450.83" table:display="true" table:show-details="true"/>
                <table:data-pilot-member table:name="467.25" table:display="true" table:show-details="true"/>
                <table:data-pilot-member table:name="474.09" table:display="true" table:show-details="true"/>
                <table:data-pilot-member table:name="491.15" table:display="true" table:show-details="true"/>
                <table:data-pilot-member table:name="527.38" table:display="true" table:show-details="true"/>
                <table:data-pilot-member table:name="528.33" table:display="true" table:show-details="true"/>
                <table:data-pilot-member table:name="534.88" table:display="true" table:show-details="true"/>
                <table:data-pilot-member table:name="630.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-1" table:function="stdev">
            <table:data-pilot-level calcext:repeat-item-labels="false"/>
          </table:data-pilot-field>
          <table:data-pilot-field table:source-field-name="I/O Size (MB)" table:orientation="data" table:used-hierarchy="0" table:function="average">
            <table:data-pilot-level table:show-empty="false" calcext:repeat-item-labels="false">
              <table:data-pilot-members>
                <table:data-pilot-member table:name="32.00" table:display="true" table:show-details="true"/>
                <table:data-pilot-member table:name="63.94" table:display="true" table:show-details="true"/>
                <table:data-pilot-member table:name="64.00" table:display="true" table:show-details="true"/>
                <table:data-pilot-member table:name="127.91" table:display="true" table:show-details="true"/>
                <table:data-pilot-member table:name="128.00" table:display="true" table:show-details="true"/>
                <table:data-pilot-member table:name="255.89" table:display="true" table:show-details="true"/>
                <table:data-pilot-member table:name="511.88" table:display="true" table:show-details="true"/>
                <table:data-pilot-member table:name="1,023.88" table:display="true" table:show-details="true"/>
                <table:data-pilot-member table:name="2,047.88" table:display="true" table:show-details="true"/>
                <table:data-pilot-member table:name="4,095.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/O Size (MB)" table:orientation="data" table:used-hierarchy="-1" table:function="stdev">
            <table:data-pilot-level calcext:repeat-item-labels="false"/>
          </table:data-pilot-field>
          <table:data-pilot-field table:source-field-name="# of request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request" table:orientation="data" table:used-hierarchy="-1" table:function="stdev">
            <table:data-pilot-level calcext:repeat-item-labels="false"/>
          </table:data-pilot-field>
          <table:data-pilot-field table:source-field-name="# of request" table:orientation="data" table:used-hierarchy="-1" table:function="countnums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09:26:17.39017649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6-03T10:14:12.889201097</dc:date>
    <meta:editing-duration>PT29M12S</meta:editing-duration>
    <meta:editing-cycles>6</meta:editing-cycles>
    <meta:generator>LibreOffice/7.2.4.1$MacOSX_X86_64 LibreOffice_project/27d75539669ac387bb498e35313b970b7fe9c4f9</meta:generator>
    <meta:document-statistic meta:table-count="2" meta:cell-count="169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9cm" svg:y="0.316cm" chart:style-name="ch2">
          <text:p>Default</text:p>
        </chart:title>
        <chart:legend chart:legend-position="top" svg:x="5.084cm" svg:y="1.272cm" style:legend-expansion="wide" chart:style-name="ch3"/>
        <chart:plot-area chart:style-name="ch4" table:cell-range-address="'Pivot Table_out_1'.B24:'Pivot Table_out_1'.E32" chart:data-source-has-labels="both" svg:x="1.321cm" svg:y="2.035cm" svg:width="14.359cm" svg:height="5.814cm">
          <chart:coordinate-region svg:x="2.673cm" svg:y="2.227cm" svg:width="12.206cm" svg:height="4.99cm"/>
          <chart:axis chart:dimension="x" chart:name="primary-x" chart:style-name="ch5" chartooo:axis-type="auto">
            <chartooo:date-scale/>
            <chart:title svg:x="7.791cm" svg:y="8.029cm" chart:style-name="ch6">
              <text:p># of rows</text:p>
            </chart:title>
            <chart:categories table:cell-range-address="'Pivot Table_out_1'.B25:'Pivot Table_out_1'.B32"/>
          </chart:axis>
          <chart:axis chart:dimension="y" chart:name="primary-y" chart:style-name="ch7">
            <chart:title svg:x="0.451cm" svg:y="6cm" chart:style-name="ch8">
              <text:p>Total Time (s)</text:p>
            </chart:title>
            <chart:grid chart:style-name="ch9" chart:class="major"/>
          </chart:axis>
          <chart:series chart:style-name="ch10" chart:values-cell-range-address="'Pivot Table_out_1'.C25:'Pivot Table_out_1'.C32" chart:label-cell-address="'Pivot Table_out_1'.C24:'Pivot Table_out_1'.C24" chart:class="chart:line">
            <chart:data-point chart:repeated="8"/>
          </chart:series>
          <chart:series chart:style-name="ch11" chart:values-cell-range-address="'Pivot Table_out_1'.D25:'Pivot Table_out_1'.D32" chart:label-cell-address="'Pivot Table_out_1'.D24:'Pivot Table_out_1'.D24" chart:class="chart:line">
            <chart:data-point chart:repeated="8"/>
          </chart:series>
          <chart:series chart:style-name="ch12" chart:values-cell-range-address="'Pivot Table_out_1'.E25:'Pivot Table_out_1'.E32" chart:label-cell-address="'Pivot Table_out_1'.E24:'Pivot Table_out_1'.E24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t</text:p>
                <draw:g>
                  <svg:desc>'Pivot Table_out_1'.C24:'Pivot Table_out_1'.C24</svg:desc>
                </draw:g>
              </table:table-cell>
              <table:table-cell office:value-type="string">
                <text:p>merge</text:p>
                <draw:g>
                  <svg:desc>'Pivot Table_out_1'.D24:'Pivot Table_out_1'.D24</svg:desc>
                </draw:g>
              </table:table-cell>
              <table:table-cell office:value-type="string">
                <text:p>range</text:p>
                <draw:g>
                  <svg:desc>'Pivot Table_out_1'.E24:'Pivot Table_out_1'.E24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'Pivot Table_out_1'.B25:'Pivot Table_out_1'.B32</svg:desc>
                </draw:g>
              </table:table-cell>
              <table:table-cell office:value-type="float" office:value="5.45207">
                <text:p>5.45207</text:p>
                <draw:g>
                  <svg:desc>'Pivot Table_out_1'.C25:'Pivot Table_out_1'.C32</svg:desc>
                </draw:g>
              </table:table-cell>
              <table:table-cell office:value-type="float" office:value="12.0123333333333">
                <text:p>12.0123333333333</text:p>
                <draw:g>
                  <svg:desc>'Pivot Table_out_1'.D25:'Pivot Table_out_1'.D32</svg:desc>
                </draw:g>
              </table:table-cell>
              <table:table-cell office:value-type="float" office:value="3.92126">
                <text:p>3.92126</text:p>
                <draw:g>
                  <svg:desc>'Pivot Table_out_1'.E25:'Pivot Table_out_1'.E32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78752">
                <text:p>4.78752</text:p>
              </table:table-cell>
              <table:table-cell office:value-type="float" office:value="21.5768">
                <text:p>21.5768</text:p>
              </table:table-cell>
              <table:table-cell office:value-type="float" office:value="3.79946333333333">
                <text:p>3.7994633333333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05149">
                <text:p>4.05149</text:p>
              </table:table-cell>
              <table:table-cell office:value-type="float" office:value="33.7619333333333">
                <text:p>33.7619333333333</text:p>
              </table:table-cell>
              <table:table-cell office:value-type="float" office:value="3.77153666666667">
                <text:p>3.7715366666666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.88671666666667">
                <text:p>3.88671666666667</text:p>
              </table:table-cell>
              <table:table-cell office:value-type="float" office:value="67.1675">
                <text:p>67.1675</text:p>
              </table:table-cell>
              <table:table-cell office:value-type="float" office:value="3.53264333333333">
                <text:p>3.5326433333333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22663333333333">
                <text:p>4.22663333333333</text:p>
              </table:table-cell>
              <table:table-cell office:value-type="float" office:value="130.415">
                <text:p>130.415</text:p>
              </table:table-cell>
              <table:table-cell office:value-type="float" office:value="36.0173566666667">
                <text:p>36.017356666666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21126">
                <text:p>4.21126</text:p>
              </table:table-cell>
              <table:table-cell office:value-type="float" office:value="183.245666666667">
                <text:p>183.245666666667</text:p>
              </table:table-cell>
              <table:table-cell office:value-type="float" office:value="67.7421">
                <text:p>67.742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.86338333333333">
                <text:p>4.86338333333333</text:p>
              </table:table-cell>
              <table:table-cell office:value-type="float" office:value="252.754333333333">
                <text:p>252.754333333333</text:p>
              </table:table-cell>
              <table:table-cell office:value-type="float" office:value="126.596">
                <text:p>126.59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.73224666666667">
                <text:p>4.73224666666667</text:p>
              </table:table-cell>
              <table:table-cell office:value-type="float" office:value="529.692">
                <text:p>529.692</text:p>
              </table:table-cell>
              <table:table-cell office:value-type="float" office:value="356.112333333333">
                <text:p>356.112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95cm" xlink:href=".." xlink:type="simple" chart:class="chart:line" chart:style-name="ch1">
        <chart:title svg:x="7.228cm" svg:y="0.315cm" chart:style-name="ch2">
          <text:p>Pooled</text:p>
        </chart:title>
        <chart:legend chart:legend-position="top" svg:x="5.081cm" svg:y="1.271cm" style:legend-expansion="wide" chart:style-name="ch3"/>
        <chart:plot-area chart:style-name="ch4" table:cell-range-address="'Pivot Table_out_1'.B33:'Pivot Table_out_1'.E41" chart:data-source-has-labels="both" svg:x="1.32cm" svg:y="2.033cm" svg:width="14.356cm" svg:height="5.812cm">
          <chart:coordinate-region svg:x="2.672cm" svg:y="2.226cm" svg:width="12.203cm" svg:height="4.987cm"/>
          <chart:axis chart:dimension="x" chart:name="primary-x" chart:style-name="ch5" chartooo:axis-type="auto">
            <chartooo:date-scale/>
            <chart:title svg:x="7.789cm" svg:y="8.024cm" chart:style-name="ch6">
              <text:p># of rows</text:p>
            </chart:title>
            <chart:categories table:cell-range-address="'Pivot Table_out_1'.B34:'Pivot Table_out_1'.B41"/>
          </chart:axis>
          <chart:axis chart:dimension="y" chart:name="primary-y" chart:style-name="ch7">
            <chart:title svg:x="0.451cm" svg:y="5.997cm" chart:style-name="ch8">
              <text:p>Total Time (s)</text:p>
            </chart:title>
            <chart:grid chart:style-name="ch9" chart:class="major"/>
          </chart:axis>
          <chart:series chart:style-name="ch10" chart:values-cell-range-address="'Pivot Table_out_1'.C34:'Pivot Table_out_1'.C41" chart:label-cell-address="'Pivot Table_out_1'.C33:'Pivot Table_out_1'.C33" chart:class="chart:line">
            <chart:data-point chart:repeated="8"/>
          </chart:series>
          <chart:series chart:style-name="ch11" chart:values-cell-range-address="'Pivot Table_out_1'.D34:'Pivot Table_out_1'.D41" chart:label-cell-address="'Pivot Table_out_1'.D33:'Pivot Table_out_1'.D33" chart:class="chart:line">
            <chart:data-point chart:repeated="8"/>
          </chart:series>
          <chart:series chart:style-name="ch12" chart:values-cell-range-address="'Pivot Table_out_1'.E34:'Pivot Table_out_1'.E41" chart:label-cell-address="'Pivot Table_out_1'.E33:'Pivot Table_out_1'.E3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t</text:p>
                <draw:g>
                  <svg:desc>'Pivot Table_out_1'.C33:'Pivot Table_out_1'.C33</svg:desc>
                </draw:g>
              </table:table-cell>
              <table:table-cell office:value-type="string">
                <text:p>merge</text:p>
                <draw:g>
                  <svg:desc>'Pivot Table_out_1'.D33:'Pivot Table_out_1'.D33</svg:desc>
                </draw:g>
              </table:table-cell>
              <table:table-cell office:value-type="string">
                <text:p>range</text:p>
                <draw:g>
                  <svg:desc>'Pivot Table_out_1'.E33:'Pivot Table_out_1'.E33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'Pivot Table_out_1'.B34:'Pivot Table_out_1'.B41</svg:desc>
                </draw:g>
              </table:table-cell>
              <table:table-cell office:value-type="float" office:value="5.82628333333333">
                <text:p>5.82628333333333</text:p>
                <draw:g>
                  <svg:desc>'Pivot Table_out_1'.C34:'Pivot Table_out_1'.C41</svg:desc>
                </draw:g>
              </table:table-cell>
              <table:table-cell office:value-type="float" office:value="11.3530833333333">
                <text:p>11.3530833333333</text:p>
                <draw:g>
                  <svg:desc>'Pivot Table_out_1'.D34:'Pivot Table_out_1'.D41</svg:desc>
                </draw:g>
              </table:table-cell>
              <table:table-cell office:value-type="float" office:value="4.00309666666667">
                <text:p>4.00309666666667</text:p>
                <draw:g>
                  <svg:desc>'Pivot Table_out_1'.E34:'Pivot Table_out_1'.E41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84369">
                <text:p>4.84369</text:p>
              </table:table-cell>
              <table:table-cell office:value-type="float" office:value="16.5694666666667">
                <text:p>16.5694666666667</text:p>
              </table:table-cell>
              <table:table-cell office:value-type="float" office:value="3.94077">
                <text:p>3.9407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66796">
                <text:p>3.66796</text:p>
              </table:table-cell>
              <table:table-cell office:value-type="float" office:value="34.1657333333333">
                <text:p>34.1657333333333</text:p>
              </table:table-cell>
              <table:table-cell office:value-type="float" office:value="3.86667666666667">
                <text:p>3.8666766666666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75630333333333">
                <text:p>4.75630333333333</text:p>
              </table:table-cell>
              <table:table-cell office:value-type="float" office:value="69.9187333333333">
                <text:p>69.9187333333333</text:p>
              </table:table-cell>
              <table:table-cell office:value-type="float" office:value="3.84963666666667">
                <text:p>3.8496366666666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25390333333333">
                <text:p>4.25390333333333</text:p>
              </table:table-cell>
              <table:table-cell office:value-type="float" office:value="104.003633333333">
                <text:p>104.003633333333</text:p>
              </table:table-cell>
              <table:table-cell office:value-type="float" office:value="3.87383">
                <text:p>3.8738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.94610333333333">
                <text:p>3.94610333333333</text:p>
              </table:table-cell>
              <table:table-cell office:value-type="float" office:value="163.213533333333">
                <text:p>163.213533333333</text:p>
              </table:table-cell>
              <table:table-cell office:value-type="float" office:value="4.66343333333333">
                <text:p>4.6634333333333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.84997333333333">
                <text:p>4.84997333333333</text:p>
              </table:table-cell>
              <table:table-cell office:value-type="float" office:value="378.077333333333">
                <text:p>378.077333333333</text:p>
              </table:table-cell>
              <table:table-cell office:value-type="float" office:value="9.20033333333333">
                <text:p>9.2003333333333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5.38031666666667">
                <text:p>5.38031666666667</text:p>
              </table:table-cell>
              <table:table-cell office:value-type="float" office:value="512.115333333333">
                <text:p>512.115333333333</text:p>
              </table:table-cell>
              <table:table-cell office:value-type="float" office:value="15.7475">
                <text:p>15.7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8.994cm" xlink:href=".." xlink:type="simple" chart:class="chart:line" chart:style-name="ch1">
        <chart:title svg:x="7.105cm" svg:y="0.315cm" chart:style-name="ch2">
          <text:p>Cost ($)</text:p>
        </chart:title>
        <chart:legend chart:legend-position="top" svg:x="6.154cm" svg:y="1.271cm" style:legend-expansion="wide" chart:style-name="ch3"/>
        <chart:plot-area chart:style-name="ch4" table:cell-range-address="'Pivot Table_out_1'.A47:'Pivot Table_out_1'.A54 'Pivot Table_out_1'.F46:'Pivot Table_out_1'.G54" chart:data-source-has-labels="both" svg:x="1.32cm" svg:y="2.033cm" svg:width="14.356cm" svg:height="5.811cm">
          <chart:coordinate-region svg:x="2.47cm" svg:y="2.225cm" svg:width="12.698cm" svg:height="4.987cm"/>
          <chart:axis chart:dimension="x" chart:name="primary-x" chart:style-name="ch5" chartooo:axis-type="auto">
            <chartooo:date-scale/>
            <chart:title svg:x="7.789cm" svg:y="8.023cm" chart:style-name="ch6">
              <text:p># of rows</text:p>
            </chart:title>
            <chart:categories table:cell-range-address="'Pivot Table_out_1'.A47:'Pivot Table_out_1'.A54"/>
          </chart:axis>
          <chart:axis chart:dimension="y" chart:name="primary-y" chart:style-name="ch7">
            <chart:title svg:x="0.451cm" svg:y="5.321cm" chart:style-name="ch8">
              <text:p>Cost</text:p>
            </chart:title>
            <chart:grid chart:style-name="ch9" chart:class="major"/>
          </chart:axis>
          <chart:series chart:style-name="ch10" chart:values-cell-range-address="'Pivot Table_out_1'.F47:'Pivot Table_out_1'.F54" chart:label-cell-address="'Pivot Table_out_1'.F46:'Pivot Table_out_1'.F46" chart:class="chart:line">
            <chart:data-point chart:repeated="8"/>
          </chart:series>
          <chart:series chart:style-name="ch11" chart:values-cell-range-address="'Pivot Table_out_1'.G47:'Pivot Table_out_1'.G54" chart:label-cell-address="'Pivot Table_out_1'.G46:'Pivot Table_out_1'.G46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t</text:p>
                <draw:g>
                  <svg:desc>'Pivot Table_out_1'.F46:'Pivot Table_out_1'.F46</svg:desc>
                </draw:g>
              </table:table-cell>
              <table:table-cell office:value-type="string">
                <text:p>range</text:p>
                <draw:g>
                  <svg:desc>'Pivot Table_out_1'.G46:'Pivot Table_out_1'.G46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'Pivot Table_out_1'.A47:'Pivot Table_out_1'.A54</svg:desc>
                </draw:g>
              </table:table-cell>
              <table:table-cell office:value-type="float" office:value="0.0112628">
                <text:p>0.0112628</text:p>
                <draw:g>
                  <svg:desc>'Pivot Table_out_1'.F47:'Pivot Table_out_1'.F54</svg:desc>
                </draw:g>
              </table:table-cell>
              <table:table-cell office:value-type="float" office:value="0.0029149">
                <text:p>0.0029149</text:p>
                <draw:g>
                  <svg:desc>'Pivot Table_out_1'.G47:'Pivot Table_out_1'.G54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56314">
                <text:p>0.0056314</text:p>
              </table:table-cell>
              <table:table-cell office:value-type="float" office:value="0.0030173">
                <text:p>0.003017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28157">
                <text:p>0.0028157</text:p>
              </table:table-cell>
              <table:table-cell office:value-type="float" office:value="0.0032221">
                <text:p>0.003222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028157">
                <text:p>0.0028157</text:p>
              </table:table-cell>
              <table:table-cell office:value-type="float" office:value="0.0036317">
                <text:p>0.003631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028157">
                <text:p>0.0028157</text:p>
              </table:table-cell>
              <table:table-cell office:value-type="float" office:value="0.0044509">
                <text:p>0.00445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028157">
                <text:p>0.0028157</text:p>
              </table:table-cell>
              <table:table-cell office:value-type="float" office:value="0.0060893">
                <text:p>0.006089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56314">
                <text:p>0.0056314</text:p>
              </table:table-cell>
              <table:table-cell office:value-type="float" office:value="0.0093661">
                <text:p>0.0093661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112628">
                <text:p>0.0112628</text:p>
              </table:table-cell>
              <table:table-cell office:value-type="float" office:value="0.0159197">
                <text:p>0.01591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